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1.9189in"/>
    </style:style>
    <style:style style:name="co9" style:family="table-column">
      <style:table-column-properties fo:break-before="auto" style:column-width="1.5756in"/>
    </style:style>
    <style:style style:name="co10" style:family="table-column">
      <style:table-column-properties fo:break-before="auto" style:column-width="1.4043in"/>
    </style:style>
    <style:style style:name="co11" style:family="table-column">
      <style:table-column-properties fo:break-before="auto" style:column-width="1.2862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8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gression2222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4" table:number-columns-repeated="17" table:default-cell-style-name="Default"/>
        <table:table-row table:style-name="ro1">
          <table:table-cell/>
          <table:table-cell office:value-type="string" calcext:value-type="string">
            <text:p>cM 8, cT1, rM16</text:p>
          </table:table-cell>
          <table:table-cell office:value-type="string" calcext:value-type="string">
            <text:p>cM 8, cT1, rM20</text:p>
          </table:table-cell>
          <table:table-cell office:value-type="string" calcext:value-type="string">
            <text:p>cM 8, cT3, rM16</text:p>
          </table:table-cell>
          <table:table-cell office:value-type="string" calcext:value-type="string">
            <text:p>cM 8, cT3, rM20</text:p>
          </table:table-cell>
          <table:table-cell office:value-type="string" calcext:value-type="string">
            <text:p>CM 12, cT1, rM16</text:p>
          </table:table-cell>
          <table:table-cell office:value-type="string" calcext:value-type="string">
            <text:p>cM 12, cT1, rM20</text:p>
          </table:table-cell>
          <table:table-cell office:value-type="string" calcext:value-type="string">
            <text:p>cM 12, cT3, rM16</text:p>
          </table:table-cell>
          <table:table-cell office:value-type="string" calcext:value-type="string">
            <text:p>cM 12, cT3, rM20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5697934628819" calcext:value-type="float">
            <text:p>22.5697934628819</text:p>
          </table:table-cell>
          <table:table-cell office:value-type="float" office:value="23.1200086012451" calcext:value-type="float">
            <text:p>23.1200086012451</text:p>
          </table:table-cell>
          <table:table-cell office:value-type="float" office:value="24.0071862404289" calcext:value-type="float">
            <text:p>24.0071862404289</text:p>
          </table:table-cell>
          <table:table-cell office:value-type="float" office:value="24.6875466603955" calcext:value-type="float">
            <text:p>24.6875466603955</text:p>
          </table:table-cell>
          <table:table-cell office:value-type="float" office:value="22.3884170849237" calcext:value-type="float">
            <text:p>22.3884170849237</text:p>
          </table:table-cell>
          <table:table-cell office:value-type="float" office:value="22.9888246473863" calcext:value-type="float">
            <text:p>22.9888246473863</text:p>
          </table:table-cell>
          <table:table-cell office:value-type="float" office:value="24.0623515881208" calcext:value-type="float">
            <text:p>24.0623515881208</text:p>
          </table:table-cell>
          <table:table-cell office:value-type="float" office:value="24.4687027096497" calcext:value-type="float">
            <text:p>24.4687027096497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.5100249738122" calcext:value-type="float">
            <text:p>22.5100249738122</text:p>
          </table:table-cell>
          <table:table-cell office:value-type="float" office:value="23.084483438643" calcext:value-type="float">
            <text:p>23.084483438643</text:p>
          </table:table-cell>
          <table:table-cell office:value-type="float" office:value="24.060209562056" calcext:value-type="float">
            <text:p>24.060209562056</text:p>
          </table:table-cell>
          <table:table-cell office:value-type="float" office:value="24.5843073036299" calcext:value-type="float">
            <text:p>24.5843073036299</text:p>
          </table:table-cell>
          <table:table-cell office:value-type="float" office:value="22.4647176792214" calcext:value-type="float">
            <text:p>22.4647176792214</text:p>
          </table:table-cell>
          <table:table-cell office:value-type="float" office:value="22.9566205150611" calcext:value-type="float">
            <text:p>22.9566205150611</text:p>
          </table:table-cell>
          <table:table-cell office:value-type="float" office:value="24.051389980606" calcext:value-type="float">
            <text:p>24.051389980606</text:p>
          </table:table-cell>
          <table:table-cell office:value-type="float" office:value="24.4615335156288" calcext:value-type="float">
            <text:p>24.4615335156288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4573915060231" calcext:value-type="float">
            <text:p>22.4573915060231</text:p>
          </table:table-cell>
          <table:table-cell office:value-type="float" office:value="23.0609932432518" calcext:value-type="float">
            <text:p>23.0609932432518</text:p>
          </table:table-cell>
          <table:table-cell office:value-type="float" office:value="24.1317622172509" calcext:value-type="float">
            <text:p>24.1317622172509</text:p>
          </table:table-cell>
          <table:table-cell office:value-type="float" office:value="24.4722057924927" calcext:value-type="float">
            <text:p>24.4722057924927</text:p>
          </table:table-cell>
          <table:table-cell office:value-type="float" office:value="22.5163910326021" calcext:value-type="float">
            <text:p>22.5163910326021</text:p>
          </table:table-cell>
          <table:table-cell office:value-type="float" office:value="23.0345274286762" calcext:value-type="float">
            <text:p>23.0345274286762</text:p>
          </table:table-cell>
          <table:table-cell office:value-type="float" office:value="23.9298478431221" calcext:value-type="float">
            <text:p>23.9298478431221</text:p>
          </table:table-cell>
          <table:table-cell office:value-type="float" office:value="24.4089234090949" calcext:value-type="float">
            <text:p>24.4089234090949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.4865449149998" calcext:value-type="float">
            <text:p>22.4865449149998</text:p>
          </table:table-cell>
          <table:table-cell office:value-type="float" office:value="23.0566572958812" calcext:value-type="float">
            <text:p>23.0566572958812</text:p>
          </table:table-cell>
          <table:table-cell office:value-type="float" office:value="24.0335364671097" calcext:value-type="float">
            <text:p>24.0335364671097</text:p>
          </table:table-cell>
          <table:table-cell office:value-type="float" office:value="24.4505288833245" calcext:value-type="float">
            <text:p>24.4505288833245</text:p>
          </table:table-cell>
          <table:table-cell office:value-type="float" office:value="22.4144636858449" calcext:value-type="float">
            <text:p>22.4144636858449</text:p>
          </table:table-cell>
          <table:table-cell office:value-type="float" office:value="22.9655918861856" calcext:value-type="float">
            <text:p>22.9655918861856</text:p>
          </table:table-cell>
          <table:table-cell office:value-type="float" office:value="23.9630080356384" calcext:value-type="float">
            <text:p>23.9630080356384</text:p>
          </table:table-cell>
          <table:table-cell office:value-type="float" office:value="24.3688852841045" calcext:value-type="float">
            <text:p>24.3688852841045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5125578846717" calcext:value-type="float">
            <text:p>22.5125578846717</text:p>
          </table:table-cell>
          <table:table-cell office:value-type="float" office:value="23.0175578983386" calcext:value-type="float">
            <text:p>23.0175578983386</text:p>
          </table:table-cell>
          <table:table-cell office:value-type="float" office:value="24.0261053511148" calcext:value-type="float">
            <text:p>24.0261053511148</text:p>
          </table:table-cell>
          <table:table-cell office:value-type="float" office:value="24.4533539280271" calcext:value-type="float">
            <text:p>24.4533539280271</text:p>
          </table:table-cell>
          <table:table-cell office:value-type="float" office:value="22.515927835718" calcext:value-type="float">
            <text:p>22.515927835718</text:p>
          </table:table-cell>
          <table:table-cell office:value-type="float" office:value="23.0376453037045" calcext:value-type="float">
            <text:p>23.0376453037045</text:p>
          </table:table-cell>
          <table:table-cell office:value-type="float" office:value="24.0685416578282" calcext:value-type="float">
            <text:p>24.0685416578282</text:p>
          </table:table-cell>
          <table:table-cell office:value-type="float" office:value="24.4736457538275" calcext:value-type="float">
            <text:p>24.4736457538275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5157204422282" calcext:value-type="float">
            <text:p>22.5157204422282</text:p>
          </table:table-cell>
          <table:table-cell office:value-type="float" office:value="22.9740542586162" calcext:value-type="float">
            <text:p>22.9740542586162</text:p>
          </table:table-cell>
          <table:table-cell office:value-type="float" office:value="24.0336392247889" calcext:value-type="float">
            <text:p>24.0336392247889</text:p>
          </table:table-cell>
          <table:table-cell office:value-type="float" office:value="24.5543296250237" calcext:value-type="float">
            <text:p>24.5543296250237</text:p>
          </table:table-cell>
          <table:table-cell office:value-type="float" office:value="22.4785967387069" calcext:value-type="float">
            <text:p>22.4785967387069</text:p>
          </table:table-cell>
          <table:table-cell office:value-type="float" office:value="22.9977080328832" calcext:value-type="float">
            <text:p>22.9977080328832</text:p>
          </table:table-cell>
          <table:table-cell office:value-type="float" office:value="24.0370724490876" calcext:value-type="float">
            <text:p>24.0370724490876</text:p>
          </table:table-cell>
          <table:table-cell office:value-type="float" office:value="24.3862437753234" calcext:value-type="float">
            <text:p>24.3862437753234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.5398999559362" calcext:value-type="float">
            <text:p>22.5398999559362</text:p>
          </table:table-cell>
          <table:table-cell office:value-type="float" office:value="22.9247035972675" calcext:value-type="float">
            <text:p>22.9247035972675</text:p>
          </table:table-cell>
          <table:table-cell office:value-type="float" office:value="24.0677194855578" calcext:value-type="float">
            <text:p>24.0677194855578</text:p>
          </table:table-cell>
          <table:table-cell office:value-type="float" office:value="24.6284076095949" calcext:value-type="float">
            <text:p>24.6284076095949</text:p>
          </table:table-cell>
          <table:table-cell office:value-type="float" office:value="22.6066536348328" calcext:value-type="float">
            <text:p>22.6066536348328</text:p>
          </table:table-cell>
          <table:table-cell office:value-type="float" office:value="22.9319126818095" calcext:value-type="float">
            <text:p>22.9319126818095</text:p>
          </table:table-cell>
          <table:table-cell office:value-type="float" office:value="24.0687013185309" calcext:value-type="float">
            <text:p>24.0687013185309</text:p>
          </table:table-cell>
          <table:table-cell office:value-type="float" office:value="24.4575348364533" calcext:value-type="float">
            <text:p>24.4575348364533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.4116555795002" calcext:value-type="float">
            <text:p>22.4116555795002</text:p>
          </table:table-cell>
          <table:table-cell office:value-type="float" office:value="22.9325350489257" calcext:value-type="float">
            <text:p>22.9325350489257</text:p>
          </table:table-cell>
          <table:table-cell office:value-type="float" office:value="23.8855951907142" calcext:value-type="float">
            <text:p>23.8855951907142</text:p>
          </table:table-cell>
          <table:table-cell office:value-type="float" office:value="24.5797321191237" calcext:value-type="float">
            <text:p>24.5797321191237</text:p>
          </table:table-cell>
          <table:table-cell office:value-type="float" office:value="22.6140850501288" calcext:value-type="float">
            <text:p>22.6140850501288</text:p>
          </table:table-cell>
          <table:table-cell office:value-type="float" office:value="23.0402964415059" calcext:value-type="float">
            <text:p>23.0402964415059</text:p>
          </table:table-cell>
          <table:table-cell office:value-type="float" office:value="24.0056787969908" calcext:value-type="float">
            <text:p>24.0056787969908</text:p>
          </table:table-cell>
          <table:table-cell office:value-type="float" office:value="24.6542743415878" calcext:value-type="float">
            <text:p>24.6542743415878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4974440794265" calcext:value-type="float">
            <text:p>22.4974440794265</text:p>
          </table:table-cell>
          <table:table-cell office:value-type="float" office:value="23.0466176875371" calcext:value-type="float">
            <text:p>23.0466176875371</text:p>
          </table:table-cell>
          <table:table-cell office:value-type="float" office:value="23.851368385368" calcext:value-type="float">
            <text:p>23.851368385368</text:p>
          </table:table-cell>
          <table:table-cell office:value-type="float" office:value="24.6790802297976" calcext:value-type="float">
            <text:p>24.6790802297976</text:p>
          </table:table-cell>
          <table:table-cell office:value-type="float" office:value="22.3241148918089" calcext:value-type="float">
            <text:p>22.3241148918089</text:p>
          </table:table-cell>
          <table:table-cell office:value-type="float" office:value="22.8619929991189" calcext:value-type="float">
            <text:p>22.8619929991189</text:p>
          </table:table-cell>
          <table:table-cell office:value-type="float" office:value="24.0559131003323" calcext:value-type="float">
            <text:p>24.0559131003323</text:p>
          </table:table-cell>
          <table:table-cell office:value-type="float" office:value="24.3764296978334" calcext:value-type="float">
            <text:p>24.3764296978334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.4622423926848" calcext:value-type="float">
            <text:p>22.4622423926848</text:p>
          </table:table-cell>
          <table:table-cell office:value-type="float" office:value="22.9740366694345" calcext:value-type="float">
            <text:p>22.9740366694345</text:p>
          </table:table-cell>
          <table:table-cell office:value-type="float" office:value="23.982536794325" calcext:value-type="float">
            <text:p>23.982536794325</text:p>
          </table:table-cell>
          <table:table-cell office:value-type="float" office:value="24.4667445454172" calcext:value-type="float">
            <text:p>24.4667445454172</text:p>
          </table:table-cell>
          <table:table-cell office:value-type="float" office:value="22.4992137227379" calcext:value-type="float">
            <text:p>22.4992137227379</text:p>
          </table:table-cell>
          <table:table-cell office:value-type="float" office:value="23.0195995763528" calcext:value-type="float">
            <text:p>23.0195995763528</text:p>
          </table:table-cell>
          <table:table-cell office:value-type="float" office:value="23.9044398306432" calcext:value-type="float">
            <text:p>23.9044398306432</text:p>
          </table:table-cell>
          <table:table-cell office:value-type="float" office:value="24.5200004920701" calcext:value-type="float">
            <text:p>24.5200004920701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5678296415313" calcext:value-type="float">
            <text:p>22.5678296415313</text:p>
          </table:table-cell>
          <table:table-cell office:value-type="float" office:value="22.9378042417826" calcext:value-type="float">
            <text:p>22.9378042417826</text:p>
          </table:table-cell>
          <table:table-cell office:value-type="float" office:value="23.9664688172459" calcext:value-type="float">
            <text:p>23.9664688172459</text:p>
          </table:table-cell>
          <table:table-cell office:value-type="float" office:value="24.4454586102106" calcext:value-type="float">
            <text:p>24.4454586102106</text:p>
          </table:table-cell>
          <table:table-cell office:value-type="float" office:value="22.567976275271" calcext:value-type="float">
            <text:p>22.567976275271</text:p>
          </table:table-cell>
          <table:table-cell office:value-type="float" office:value="23.083948444266" calcext:value-type="float">
            <text:p>23.083948444266</text:p>
          </table:table-cell>
          <table:table-cell office:value-type="float" office:value="23.7740909390373" calcext:value-type="float">
            <text:p>23.7740909390373</text:p>
          </table:table-cell>
          <table:table-cell office:value-type="float" office:value="24.4481231419681" calcext:value-type="float">
            <text:p>24.4481231419681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.4042850917536" calcext:value-type="float">
            <text:p>22.4042850917536</text:p>
          </table:table-cell>
          <table:table-cell office:value-type="float" office:value="23.1021597859452" calcext:value-type="float">
            <text:p>23.1021597859452</text:p>
          </table:table-cell>
          <table:table-cell office:value-type="float" office:value="24.0205833779286" calcext:value-type="float">
            <text:p>24.0205833779286</text:p>
          </table:table-cell>
          <table:table-cell office:value-type="float" office:value="24.51359089835" calcext:value-type="float">
            <text:p>24.51359089835</text:p>
          </table:table-cell>
          <table:table-cell office:value-type="float" office:value="22.4422233288246" calcext:value-type="float">
            <text:p>22.4422233288246</text:p>
          </table:table-cell>
          <table:table-cell office:value-type="float" office:value="23.052773832466" calcext:value-type="float">
            <text:p>23.052773832466</text:p>
          </table:table-cell>
          <table:table-cell office:value-type="float" office:value="24.1268662657403" calcext:value-type="float">
            <text:p>24.1268662657403</text:p>
          </table:table-cell>
          <table:table-cell office:value-type="float" office:value="24.6732433234365" calcext:value-type="float">
            <text:p>24.6732433234365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5980104238941" calcext:value-type="float">
            <text:p>22.5980104238941</text:p>
          </table:table-cell>
          <table:table-cell office:value-type="float" office:value="23.0274447101699" calcext:value-type="float">
            <text:p>23.0274447101699</text:p>
          </table:table-cell>
          <table:table-cell office:value-type="float" office:value="23.9923156620043" calcext:value-type="float">
            <text:p>23.9923156620043</text:p>
          </table:table-cell>
          <table:table-cell office:value-type="float" office:value="24.7093317355758" calcext:value-type="float">
            <text:p>24.7093317355758</text:p>
          </table:table-cell>
          <table:table-cell office:value-type="float" office:value="22.3857614173523" calcext:value-type="float">
            <text:p>22.3857614173523</text:p>
          </table:table-cell>
          <table:table-cell office:value-type="float" office:value="22.9552454608566" calcext:value-type="float">
            <text:p>22.9552454608566</text:p>
          </table:table-cell>
          <table:table-cell office:value-type="float" office:value="23.9991136973753" calcext:value-type="float">
            <text:p>23.9991136973753</text:p>
          </table:table-cell>
          <table:table-cell office:value-type="float" office:value="24.610418406932" calcext:value-type="float">
            <text:p>24.610418406932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.523107058615" calcext:value-type="float">
            <text:p>22.523107058615</text:p>
          </table:table-cell>
          <table:table-cell office:value-type="float" office:value="23.058842047415" calcext:value-type="float">
            <text:p>23.058842047415</text:p>
          </table:table-cell>
          <table:table-cell office:value-type="float" office:value="24.1219130677059" calcext:value-type="float">
            <text:p>24.1219130677059</text:p>
          </table:table-cell>
          <table:table-cell office:value-type="float" office:value="24.5114132001042" calcext:value-type="float">
            <text:p>24.5114132001042</text:p>
          </table:table-cell>
          <table:table-cell office:value-type="float" office:value="22.4697496089374" calcext:value-type="float">
            <text:p>22.4697496089374</text:p>
          </table:table-cell>
          <table:table-cell office:value-type="float" office:value="23.0347189493989" calcext:value-type="float">
            <text:p>23.0347189493989</text:p>
          </table:table-cell>
          <table:table-cell office:value-type="float" office:value="23.9509099432551" calcext:value-type="float">
            <text:p>23.9509099432551</text:p>
          </table:table-cell>
          <table:table-cell office:value-type="float" office:value="24.4625885896948" calcext:value-type="float">
            <text:p>24.4625885896948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.5548410677864" calcext:value-type="float">
            <text:p>22.5548410677864</text:p>
          </table:table-cell>
          <table:table-cell office:value-type="float" office:value="23.2511169041789" calcext:value-type="float">
            <text:p>23.2511169041789</text:p>
          </table:table-cell>
          <table:table-cell office:value-type="float" office:value="24.1176026322957" calcext:value-type="float">
            <text:p>24.1176026322957</text:p>
          </table:table-cell>
          <table:table-cell office:value-type="float" office:value="24.3220572954502" calcext:value-type="float">
            <text:p>24.3220572954502</text:p>
          </table:table-cell>
          <table:table-cell office:value-type="float" office:value="22.623885730885" calcext:value-type="float">
            <text:p>22.623885730885</text:p>
          </table:table-cell>
          <table:table-cell office:value-type="float" office:value="23.0118638609536" calcext:value-type="float">
            <text:p>23.0118638609536</text:p>
          </table:table-cell>
          <table:table-cell office:value-type="float" office:value="24.1338892181958" calcext:value-type="float">
            <text:p>24.1338892181958</text:p>
          </table:table-cell>
          <table:table-cell office:value-type="float" office:value="24.4920710784077" calcext:value-type="float">
            <text:p>24.4920710784077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5024765376316" calcext:value-type="float">
            <text:p>22.5024765376316</text:p>
          </table:table-cell>
          <table:table-cell office:value-type="float" office:value="22.933597151147" calcext:value-type="float">
            <text:p>22.933597151147</text:p>
          </table:table-cell>
          <table:table-cell office:value-type="float" office:value="23.9170495561619" calcext:value-type="float">
            <text:p>23.9170495561619</text:p>
          </table:table-cell>
          <table:table-cell office:value-type="float" office:value="24.590704488742" calcext:value-type="float">
            <text:p>24.590704488742</text:p>
          </table:table-cell>
          <table:table-cell office:value-type="float" office:value="22.5202643934183" calcext:value-type="float">
            <text:p>22.5202643934183</text:p>
          </table:table-cell>
          <table:table-cell office:value-type="float" office:value="22.9876968217649" calcext:value-type="float">
            <text:p>22.9876968217649</text:p>
          </table:table-cell>
          <table:table-cell office:value-type="float" office:value="23.9998954989163" calcext:value-type="float">
            <text:p>23.9998954989163</text:p>
          </table:table-cell>
          <table:table-cell office:value-type="float" office:value="24.4435100131258" calcext:value-type="float">
            <text:p>24.4435100131258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559170050652" calcext:value-type="float">
            <text:p>22.559170050652</text:p>
          </table:table-cell>
          <table:table-cell office:value-type="float" office:value="23.0307248851041" calcext:value-type="float">
            <text:p>23.0307248851041</text:p>
          </table:table-cell>
          <table:table-cell office:value-type="float" office:value="24.0890250988778" calcext:value-type="float">
            <text:p>24.0890250988778</text:p>
          </table:table-cell>
          <table:table-cell office:value-type="float" office:value="24.5309839708057" calcext:value-type="float">
            <text:p>24.5309839708057</text:p>
          </table:table-cell>
          <table:table-cell office:value-type="float" office:value="22.5238709384375" calcext:value-type="float">
            <text:p>22.5238709384375</text:p>
          </table:table-cell>
          <table:table-cell office:value-type="float" office:value="23.0083472134117" calcext:value-type="float">
            <text:p>23.0083472134117</text:p>
          </table:table-cell>
          <table:table-cell office:value-type="float" office:value="23.8960627853962" calcext:value-type="float">
            <text:p>23.8960627853962</text:p>
          </table:table-cell>
          <table:table-cell office:value-type="float" office:value="24.3858492491277" calcext:value-type="float">
            <text:p>24.3858492491277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.4503827809662" calcext:value-type="float">
            <text:p>22.4503827809662</text:p>
          </table:table-cell>
          <table:table-cell office:value-type="float" office:value="23.1103414654373" calcext:value-type="float">
            <text:p>23.1103414654373</text:p>
          </table:table-cell>
          <table:table-cell office:value-type="float" office:value="24.0931314194215" calcext:value-type="float">
            <text:p>24.0931314194215</text:p>
          </table:table-cell>
          <table:table-cell office:value-type="float" office:value="24.5386676790967" calcext:value-type="float">
            <text:p>24.5386676790967</text:p>
          </table:table-cell>
          <table:table-cell office:value-type="float" office:value="22.3401094279565" calcext:value-type="float">
            <text:p>22.3401094279565</text:p>
          </table:table-cell>
          <table:table-cell office:value-type="float" office:value="23.0034424092358" calcext:value-type="float">
            <text:p>23.0034424092358</text:p>
          </table:table-cell>
          <table:table-cell office:value-type="float" office:value="23.9632348913354" calcext:value-type="float">
            <text:p>23.9632348913354</text:p>
          </table:table-cell>
          <table:table-cell office:value-type="float" office:value="24.5496572677761" calcext:value-type="float">
            <text:p>24.5496572677761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.584952890872" calcext:value-type="float">
            <text:p>22.584952890872</text:p>
          </table:table-cell>
          <table:table-cell office:value-type="float" office:value="22.9627542011936" calcext:value-type="float">
            <text:p>22.9627542011936</text:p>
          </table:table-cell>
          <table:table-cell office:value-type="float" office:value="23.9546984449353" calcext:value-type="float">
            <text:p>23.9546984449353</text:p>
          </table:table-cell>
          <table:table-cell office:value-type="float" office:value="24.498264891815" calcext:value-type="float">
            <text:p>24.498264891815</text:p>
          </table:table-cell>
          <table:table-cell office:value-type="float" office:value="22.4270974264014" calcext:value-type="float">
            <text:p>22.4270974264014</text:p>
          </table:table-cell>
          <table:table-cell office:value-type="float" office:value="23.0081649833533" calcext:value-type="float">
            <text:p>23.0081649833533</text:p>
          </table:table-cell>
          <table:table-cell office:value-type="float" office:value="23.975316436948" calcext:value-type="float">
            <text:p>23.975316436948</text:p>
          </table:table-cell>
          <table:table-cell office:value-type="float" office:value="24.4557898873082" calcext:value-type="float">
            <text:p>24.4557898873082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545869202511" calcext:value-type="float">
            <text:p>22.545869202511</text:p>
          </table:table-cell>
          <table:table-cell office:value-type="float" office:value="22.9692025117748" calcext:value-type="float">
            <text:p>22.9692025117748</text:p>
          </table:table-cell>
          <table:table-cell office:value-type="float" office:value="23.9500106638364" calcext:value-type="float">
            <text:p>23.9500106638364</text:p>
          </table:table-cell>
          <table:table-cell office:value-type="float" office:value="24.4006409930301" calcext:value-type="float">
            <text:p>24.4006409930301</text:p>
          </table:table-cell>
          <table:table-cell office:value-type="float" office:value="22.5050296324002" calcext:value-type="float">
            <text:p>22.5050296324002</text:p>
          </table:table-cell>
          <table:table-cell office:value-type="float" office:value="23.0026225173253" calcext:value-type="float">
            <text:p>23.0026225173253</text:p>
          </table:table-cell>
          <table:table-cell office:value-type="float" office:value="24.141801332281" calcext:value-type="float">
            <text:p>24.141801332281</text:p>
          </table:table-cell>
          <table:table-cell office:value-type="float" office:value="24.567708155896" calcext:value-type="float">
            <text:p>24.5677081558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464335083277" calcext:value-type="float">
            <text:p>22.464335083277</text:p>
          </table:table-cell>
          <table:table-cell office:value-type="float" office:value="23.030152992693" calcext:value-type="float">
            <text:p>23.030152992693</text:p>
          </table:table-cell>
          <table:table-cell office:value-type="float" office:value="24.0432644709855" calcext:value-type="float">
            <text:p>24.0432644709855</text:p>
          </table:table-cell>
          <table:table-cell office:value-type="float" office:value="24.6204793869953" calcext:value-type="float">
            <text:p>24.6204793869953</text:p>
          </table:table-cell>
          <table:table-cell office:value-type="float" office:value="22.5042604681397" calcext:value-type="float">
            <text:p>22.5042604681397</text:p>
          </table:table-cell>
          <table:table-cell office:value-type="float" office:value="22.8992832179156" calcext:value-type="float">
            <text:p>22.8992832179156</text:p>
          </table:table-cell>
          <table:table-cell office:value-type="float" office:value="24.1233757719513" calcext:value-type="float">
            <text:p>24.1233757719513</text:p>
          </table:table-cell>
          <table:table-cell office:value-type="float" office:value="24.5184721980305" calcext:value-type="float">
            <text:p>24.51847219803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6010170715338" calcext:value-type="float">
            <text:p>22.6010170715338</text:p>
          </table:table-cell>
          <table:table-cell office:value-type="float" office:value="23.0397778270751" calcext:value-type="float">
            <text:p>23.0397778270751</text:p>
          </table:table-cell>
          <table:table-cell office:value-type="float" office:value="23.9537248699759" calcext:value-type="float">
            <text:p>23.9537248699759</text:p>
          </table:table-cell>
          <table:table-cell office:value-type="float" office:value="24.4353891000562" calcext:value-type="float">
            <text:p>24.4353891000562</text:p>
          </table:table-cell>
          <table:table-cell office:value-type="float" office:value="22.5251980982663" calcext:value-type="float">
            <text:p>22.5251980982663</text:p>
          </table:table-cell>
          <table:table-cell office:value-type="float" office:value="23.0682698518337" calcext:value-type="float">
            <text:p>23.0682698518337</text:p>
          </table:table-cell>
          <table:table-cell office:value-type="float" office:value="23.9515560151378" calcext:value-type="float">
            <text:p>23.9515560151378</text:p>
          </table:table-cell>
          <table:table-cell office:value-type="float" office:value="24.3863018597231" calcext:value-type="float">
            <text:p>24.38630185972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5037387890251" calcext:value-type="float">
            <text:p>22.5037387890251</text:p>
          </table:table-cell>
          <table:table-cell office:value-type="float" office:value="22.9658609868477" calcext:value-type="float">
            <text:p>22.9658609868477</text:p>
          </table:table-cell>
          <table:table-cell office:value-type="float" office:value="23.8977928919412" calcext:value-type="float">
            <text:p>23.8977928919412</text:p>
          </table:table-cell>
          <table:table-cell office:value-type="float" office:value="24.3900215262019" calcext:value-type="float">
            <text:p>24.3900215262019</text:p>
          </table:table-cell>
          <table:table-cell office:value-type="float" office:value="22.5580214831677" calcext:value-type="float">
            <text:p>22.5580214831677</text:p>
          </table:table-cell>
          <table:table-cell office:value-type="float" office:value="22.9472296236501" calcext:value-type="float">
            <text:p>22.9472296236501</text:p>
          </table:table-cell>
          <table:table-cell office:value-type="float" office:value="23.9823965129801" calcext:value-type="float">
            <text:p>23.9823965129801</text:p>
          </table:table-cell>
          <table:table-cell office:value-type="float" office:value="24.5668308141567" calcext:value-type="float">
            <text:p>24.56683081415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4514415713885" calcext:value-type="float">
            <text:p>22.4514415713885</text:p>
          </table:table-cell>
          <table:table-cell office:value-type="float" office:value="22.8421318407837" calcext:value-type="float">
            <text:p>22.8421318407837</text:p>
          </table:table-cell>
          <table:table-cell office:value-type="float" office:value="23.9137557874702" calcext:value-type="float">
            <text:p>23.9137557874702</text:p>
          </table:table-cell>
          <table:table-cell office:value-type="float" office:value="24.5130348378233" calcext:value-type="float">
            <text:p>24.5130348378233</text:p>
          </table:table-cell>
          <table:table-cell office:value-type="float" office:value="22.456946230569" calcext:value-type="float">
            <text:p>22.456946230569</text:p>
          </table:table-cell>
          <table:table-cell office:value-type="float" office:value="22.9840778794507" calcext:value-type="float">
            <text:p>22.9840778794507</text:p>
          </table:table-cell>
          <table:table-cell office:value-type="float" office:value="23.905492339663" calcext:value-type="float">
            <text:p>23.905492339663</text:p>
          </table:table-cell>
          <table:table-cell office:value-type="float" office:value="24.4406143848182" calcext:value-type="float">
            <text:p>24.44061438481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4481885570018" calcext:value-type="float">
            <text:p>22.4481885570018</text:p>
          </table:table-cell>
          <table:table-cell office:value-type="float" office:value="23.036938819344" calcext:value-type="float">
            <text:p>23.036938819344</text:p>
          </table:table-cell>
          <table:table-cell office:value-type="float" office:value="24.0652789185817" calcext:value-type="float">
            <text:p>24.0652789185817</text:p>
          </table:table-cell>
          <table:table-cell office:value-type="float" office:value="24.4034562807832" calcext:value-type="float">
            <text:p>24.4034562807832</text:p>
          </table:table-cell>
          <table:table-cell office:value-type="float" office:value="22.5186869639938" calcext:value-type="float">
            <text:p>22.5186869639938</text:p>
          </table:table-cell>
          <table:table-cell office:value-type="float" office:value="22.9808067499846" calcext:value-type="float">
            <text:p>22.9808067499846</text:p>
          </table:table-cell>
          <table:table-cell office:value-type="float" office:value="24.1177104456152" calcext:value-type="float">
            <text:p>24.1177104456152</text:p>
          </table:table-cell>
          <table:table-cell office:value-type="float" office:value="24.5442633047425" calcext:value-type="float">
            <text:p>24.5442633047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5842796134852" calcext:value-type="float">
            <text:p>22.5842796134852</text:p>
          </table:table-cell>
          <table:table-cell office:value-type="float" office:value="23.0065741977533" calcext:value-type="float">
            <text:p>23.0065741977533</text:p>
          </table:table-cell>
          <table:table-cell office:value-type="float" office:value="23.9571884396108" calcext:value-type="float">
            <text:p>23.9571884396108</text:p>
          </table:table-cell>
          <table:table-cell office:value-type="float" office:value="24.5112137635547" calcext:value-type="float">
            <text:p>24.5112137635547</text:p>
          </table:table-cell>
          <table:table-cell office:value-type="float" office:value="22.4562728077597" calcext:value-type="float">
            <text:p>22.4562728077597</text:p>
          </table:table-cell>
          <table:table-cell office:value-type="float" office:value="23.1748341082152" calcext:value-type="float">
            <text:p>23.1748341082152</text:p>
          </table:table-cell>
          <table:table-cell office:value-type="float" office:value="23.9356458863763" calcext:value-type="float">
            <text:p>23.9356458863763</text:p>
          </table:table-cell>
          <table:table-cell office:value-type="float" office:value="24.5612233649804" calcext:value-type="float">
            <text:p>24.56122336498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5473221897649" calcext:value-type="float">
            <text:p>22.5473221897649</text:p>
          </table:table-cell>
          <table:table-cell office:value-type="float" office:value="22.9558353818115" calcext:value-type="float">
            <text:p>22.9558353818115</text:p>
          </table:table-cell>
          <table:table-cell office:value-type="float" office:value="23.9976363131643" calcext:value-type="float">
            <text:p>23.9976363131643</text:p>
          </table:table-cell>
          <table:table-cell office:value-type="float" office:value="24.5579293227648" calcext:value-type="float">
            <text:p>24.5579293227648</text:p>
          </table:table-cell>
          <table:table-cell office:value-type="float" office:value="22.4679076413369" calcext:value-type="float">
            <text:p>22.4679076413369</text:p>
          </table:table-cell>
          <table:table-cell office:value-type="float" office:value="22.9561988415278" calcext:value-type="float">
            <text:p>22.9561988415278</text:p>
          </table:table-cell>
          <table:table-cell office:value-type="float" office:value="23.953302943818" calcext:value-type="float">
            <text:p>23.953302943818</text:p>
          </table:table-cell>
          <table:table-cell office:value-type="float" office:value="24.484734678894" calcext:value-type="float">
            <text:p>24.4847346788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5545631669791" calcext:value-type="float">
            <text:p>22.5545631669791</text:p>
          </table:table-cell>
          <table:table-cell office:value-type="float" office:value="22.8571044173833" calcext:value-type="float">
            <text:p>22.8571044173833</text:p>
          </table:table-cell>
          <table:table-cell office:value-type="float" office:value="23.9994967388735" calcext:value-type="float">
            <text:p>23.9994967388735</text:p>
          </table:table-cell>
          <table:table-cell office:value-type="float" office:value="24.4973198388095" calcext:value-type="float">
            <text:p>24.4973198388095</text:p>
          </table:table-cell>
          <table:table-cell office:value-type="float" office:value="22.5422670093328" calcext:value-type="float">
            <text:p>22.5422670093328</text:p>
          </table:table-cell>
          <table:table-cell office:value-type="float" office:value="22.9773612728934" calcext:value-type="float">
            <text:p>22.9773612728934</text:p>
          </table:table-cell>
          <table:table-cell office:value-type="float" office:value="24.2336611660633" calcext:value-type="float">
            <text:p>24.2336611660633</text:p>
          </table:table-cell>
          <table:table-cell office:value-type="float" office:value="24.4275564435824" calcext:value-type="float">
            <text:p>24.42755644358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6411148458652" calcext:value-type="float">
            <text:p>22.6411148458652</text:p>
          </table:table-cell>
          <table:table-cell office:value-type="float" office:value="23.0404148462262" calcext:value-type="float">
            <text:p>23.0404148462262</text:p>
          </table:table-cell>
          <table:table-cell office:value-type="float" office:value="24.069015232407" calcext:value-type="float">
            <text:p>24.069015232407</text:p>
          </table:table-cell>
          <table:table-cell office:value-type="float" office:value="24.4305617896549" calcext:value-type="float">
            <text:p>24.4305617896549</text:p>
          </table:table-cell>
          <table:table-cell office:value-type="float" office:value="22.4733144273353" calcext:value-type="float">
            <text:p>22.4733144273353</text:p>
          </table:table-cell>
          <table:table-cell office:value-type="float" office:value="23.0544926894165" calcext:value-type="float">
            <text:p>23.0544926894165</text:p>
          </table:table-cell>
          <table:table-cell office:value-type="float" office:value="23.9817623177691" calcext:value-type="float">
            <text:p>23.9817623177691</text:p>
          </table:table-cell>
          <table:table-cell office:value-type="float" office:value="24.4758763890978" calcext:value-type="float">
            <text:p>24.47587638909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452852874285" calcext:value-type="float">
            <text:p>22.452852874285</text:p>
          </table:table-cell>
          <table:table-cell office:value-type="float" office:value="23.0027003715242" calcext:value-type="float">
            <text:p>23.0027003715242</text:p>
          </table:table-cell>
          <table:table-cell office:value-type="float" office:value="24.0891007416154" calcext:value-type="float">
            <text:p>24.0891007416154</text:p>
          </table:table-cell>
          <table:table-cell office:value-type="float" office:value="24.3899122458866" calcext:value-type="float">
            <text:p>24.3899122458866</text:p>
          </table:table-cell>
          <table:table-cell office:value-type="float" office:value="22.5311405752067" calcext:value-type="float">
            <text:p>22.5311405752067</text:p>
          </table:table-cell>
          <table:table-cell office:value-type="float" office:value="23.0587763164683" calcext:value-type="float">
            <text:p>23.0587763164683</text:p>
          </table:table-cell>
          <table:table-cell office:value-type="float" office:value="23.9305517544284" calcext:value-type="float">
            <text:p>23.9305517544284</text:p>
          </table:table-cell>
          <table:table-cell office:value-type="float" office:value="24.4472828484582" calcext:value-type="float">
            <text:p>24.44728284845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4874425896236" calcext:value-type="float">
            <text:p>22.4874425896236</text:p>
          </table:table-cell>
          <table:table-cell office:value-type="float" office:value="23.1549971967594" calcext:value-type="float">
            <text:p>23.1549971967594</text:p>
          </table:table-cell>
          <table:table-cell office:value-type="float" office:value="23.9611278472859" calcext:value-type="float">
            <text:p>23.9611278472859</text:p>
          </table:table-cell>
          <table:table-cell office:value-type="float" office:value="24.413747142615" calcext:value-type="float">
            <text:p>24.413747142615</text:p>
          </table:table-cell>
          <table:table-cell office:value-type="float" office:value="22.4564610799222" calcext:value-type="float">
            <text:p>22.4564610799222</text:p>
          </table:table-cell>
          <table:table-cell office:value-type="float" office:value="22.9395335777337" calcext:value-type="float">
            <text:p>22.9395335777337</text:p>
          </table:table-cell>
          <table:table-cell office:value-type="float" office:value="24.0025902474983" calcext:value-type="float">
            <text:p>24.0025902474983</text:p>
          </table:table-cell>
          <table:table-cell office:value-type="float" office:value="24.5863520249022" calcext:value-type="float">
            <text:p>24.58635202490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5319673531325" calcext:value-type="float">
            <text:p>22.5319673531325</text:p>
          </table:table-cell>
          <table:table-cell office:value-type="float" office:value="22.9012004809386" calcext:value-type="float">
            <text:p>22.9012004809386</text:p>
          </table:table-cell>
          <table:table-cell office:value-type="float" office:value="23.9168324478516" calcext:value-type="float">
            <text:p>23.9168324478516</text:p>
          </table:table-cell>
          <table:table-cell office:value-type="float" office:value="24.7065117993614" calcext:value-type="float">
            <text:p>24.7065117993614</text:p>
          </table:table-cell>
          <table:table-cell office:value-type="float" office:value="22.5587549937053" calcext:value-type="float">
            <text:p>22.5587549937053</text:p>
          </table:table-cell>
          <table:table-cell office:value-type="float" office:value="23.0165582805115" calcext:value-type="float">
            <text:p>23.0165582805115</text:p>
          </table:table-cell>
          <table:table-cell office:value-type="float" office:value="24.025793427999" calcext:value-type="float">
            <text:p>24.025793427999</text:p>
          </table:table-cell>
          <table:table-cell office:value-type="float" office:value="24.519986017384" calcext:value-type="float">
            <text:p>24.5199860173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3807041891972" calcext:value-type="float">
            <text:p>22.3807041891972</text:p>
          </table:table-cell>
          <table:table-cell office:value-type="float" office:value="23.0507564140373" calcext:value-type="float">
            <text:p>23.0507564140373</text:p>
          </table:table-cell>
          <table:table-cell office:value-type="float" office:value="24.000080587899" calcext:value-type="float">
            <text:p>24.000080587899</text:p>
          </table:table-cell>
          <table:table-cell office:value-type="float" office:value="24.4463281612345" calcext:value-type="float">
            <text:p>24.4463281612345</text:p>
          </table:table-cell>
          <table:table-cell office:value-type="float" office:value="22.5593249255904" calcext:value-type="float">
            <text:p>22.5593249255904</text:p>
          </table:table-cell>
          <table:table-cell office:value-type="float" office:value="22.9531685106012" calcext:value-type="float">
            <text:p>22.9531685106012</text:p>
          </table:table-cell>
          <table:table-cell office:value-type="float" office:value="24.0535825574397" calcext:value-type="float">
            <text:p>24.0535825574397</text:p>
          </table:table-cell>
          <table:table-cell office:value-type="float" office:value="24.5934693810902" calcext:value-type="float">
            <text:p>24.59346938109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4380920259639" calcext:value-type="float">
            <text:p>22.4380920259639</text:p>
          </table:table-cell>
          <table:table-cell office:value-type="float" office:value="22.9916917632521" calcext:value-type="float">
            <text:p>22.9916917632521</text:p>
          </table:table-cell>
          <table:table-cell office:value-type="float" office:value="24.0509501654059" calcext:value-type="float">
            <text:p>24.0509501654059</text:p>
          </table:table-cell>
          <table:table-cell office:value-type="float" office:value="24.4904781217801" calcext:value-type="float">
            <text:p>24.4904781217801</text:p>
          </table:table-cell>
          <table:table-cell office:value-type="float" office:value="22.5747014491998" calcext:value-type="float">
            <text:p>22.5747014491998</text:p>
          </table:table-cell>
          <table:table-cell office:value-type="float" office:value="22.9712402584409" calcext:value-type="float">
            <text:p>22.9712402584409</text:p>
          </table:table-cell>
          <table:table-cell office:value-type="float" office:value="23.988456453839" calcext:value-type="float">
            <text:p>23.988456453839</text:p>
          </table:table-cell>
          <table:table-cell office:value-type="float" office:value="24.5749780776795" calcext:value-type="float">
            <text:p>24.57497807767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4831575084249" calcext:value-type="float">
            <text:p>22.4831575084249</text:p>
          </table:table-cell>
          <table:table-cell office:value-type="float" office:value="22.9827658613823" calcext:value-type="float">
            <text:p>22.9827658613823</text:p>
          </table:table-cell>
          <table:table-cell office:value-type="float" office:value="24.0046994799167" calcext:value-type="float">
            <text:p>24.0046994799167</text:p>
          </table:table-cell>
          <table:table-cell office:value-type="float" office:value="24.4293342381093" calcext:value-type="float">
            <text:p>24.4293342381093</text:p>
          </table:table-cell>
          <table:table-cell office:value-type="float" office:value="22.4487215941204" calcext:value-type="float">
            <text:p>22.4487215941204</text:p>
          </table:table-cell>
          <table:table-cell office:value-type="float" office:value="23.0946716484238" calcext:value-type="float">
            <text:p>23.0946716484238</text:p>
          </table:table-cell>
          <table:table-cell office:value-type="float" office:value="24.0592594095641" calcext:value-type="float">
            <text:p>24.0592594095641</text:p>
          </table:table-cell>
          <table:table-cell office:value-type="float" office:value="24.5250850943048" calcext:value-type="float">
            <text:p>24.52508509430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3957891365652" calcext:value-type="float">
            <text:p>22.3957891365652</text:p>
          </table:table-cell>
          <table:table-cell office:value-type="float" office:value="22.9348200979188" calcext:value-type="float">
            <text:p>22.9348200979188</text:p>
          </table:table-cell>
          <table:table-cell office:value-type="float" office:value="24.0928763363191" calcext:value-type="float">
            <text:p>24.0928763363191</text:p>
          </table:table-cell>
          <table:table-cell office:value-type="float" office:value="24.4913851016957" calcext:value-type="float">
            <text:p>24.4913851016957</text:p>
          </table:table-cell>
          <table:table-cell office:value-type="float" office:value="22.5031430408179" calcext:value-type="float">
            <text:p>22.5031430408179</text:p>
          </table:table-cell>
          <table:table-cell office:value-type="float" office:value="23.0640677987085" calcext:value-type="float">
            <text:p>23.0640677987085</text:p>
          </table:table-cell>
          <table:table-cell office:value-type="float" office:value="24.0397863681591" calcext:value-type="float">
            <text:p>24.0397863681591</text:p>
          </table:table-cell>
          <table:table-cell office:value-type="float" office:value="24.684744727767" calcext:value-type="float">
            <text:p>24.6847447277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3887664766197" calcext:value-type="float">
            <text:p>22.3887664766197</text:p>
          </table:table-cell>
          <table:table-cell office:value-type="float" office:value="23.0317749715723" calcext:value-type="float">
            <text:p>23.0317749715723</text:p>
          </table:table-cell>
          <table:table-cell office:value-type="float" office:value="24.1054259411121" calcext:value-type="float">
            <text:p>24.1054259411121</text:p>
          </table:table-cell>
          <table:table-cell office:value-type="float" office:value="24.5646159702396" calcext:value-type="float">
            <text:p>24.5646159702396</text:p>
          </table:table-cell>
          <table:table-cell office:value-type="float" office:value="22.6314176820982" calcext:value-type="float">
            <text:p>22.6314176820982</text:p>
          </table:table-cell>
          <table:table-cell office:value-type="float" office:value="22.9030441642204" calcext:value-type="float">
            <text:p>22.9030441642204</text:p>
          </table:table-cell>
          <table:table-cell office:value-type="float" office:value="24.0064909204756" calcext:value-type="float">
            <text:p>24.0064909204756</text:p>
          </table:table-cell>
          <table:table-cell office:value-type="float" office:value="24.4224162597955" calcext:value-type="float">
            <text:p>24.42241625979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4321826015123" calcext:value-type="float">
            <text:p>22.4321826015123</text:p>
          </table:table-cell>
          <table:table-cell office:value-type="float" office:value="23.0251093795078" calcext:value-type="float">
            <text:p>23.0251093795078</text:p>
          </table:table-cell>
          <table:table-cell office:value-type="float" office:value="24.0068463736369" calcext:value-type="float">
            <text:p>24.0068463736369</text:p>
          </table:table-cell>
          <table:table-cell office:value-type="float" office:value="24.4719272444219" calcext:value-type="float">
            <text:p>24.4719272444219</text:p>
          </table:table-cell>
          <table:table-cell office:value-type="float" office:value="22.43983013478" calcext:value-type="float">
            <text:p>22.43983013478</text:p>
          </table:table-cell>
          <table:table-cell office:value-type="float" office:value="22.9660531143354" calcext:value-type="float">
            <text:p>22.9660531143354</text:p>
          </table:table-cell>
          <table:table-cell office:value-type="float" office:value="24.2198045285558" calcext:value-type="float">
            <text:p>24.2198045285558</text:p>
          </table:table-cell>
          <table:table-cell office:value-type="float" office:value="24.4390062614716" calcext:value-type="float">
            <text:p>24.43900626147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4920016623439" calcext:value-type="float">
            <text:p>22.4920016623439</text:p>
          </table:table-cell>
          <table:table-cell office:value-type="float" office:value="22.8849929783277" calcext:value-type="float">
            <text:p>22.8849929783277</text:p>
          </table:table-cell>
          <table:table-cell office:value-type="float" office:value="23.9774789062301" calcext:value-type="float">
            <text:p>23.9774789062301</text:p>
          </table:table-cell>
          <table:table-cell office:value-type="float" office:value="24.5542590322034" calcext:value-type="float">
            <text:p>24.5542590322034</text:p>
          </table:table-cell>
          <table:table-cell office:value-type="float" office:value="22.5644271297296" calcext:value-type="float">
            <text:p>22.5644271297296</text:p>
          </table:table-cell>
          <table:table-cell office:value-type="float" office:value="23.0307769810754" calcext:value-type="float">
            <text:p>23.0307769810754</text:p>
          </table:table-cell>
          <table:table-cell office:value-type="float" office:value="24.0903531012552" calcext:value-type="float">
            <text:p>24.0903531012552</text:p>
          </table:table-cell>
          <table:table-cell office:value-type="float" office:value="24.4755742693986" calcext:value-type="float">
            <text:p>24.47557426939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3860362605829" calcext:value-type="float">
            <text:p>22.3860362605829</text:p>
          </table:table-cell>
          <table:table-cell office:value-type="float" office:value="22.9921242926853" calcext:value-type="float">
            <text:p>22.9921242926853</text:p>
          </table:table-cell>
          <table:table-cell office:value-type="float" office:value="24.0555312087315" calcext:value-type="float">
            <text:p>24.0555312087315</text:p>
          </table:table-cell>
          <table:table-cell office:value-type="float" office:value="24.6100914049854" calcext:value-type="float">
            <text:p>24.6100914049854</text:p>
          </table:table-cell>
          <table:table-cell office:value-type="float" office:value="22.4220144125815" calcext:value-type="float">
            <text:p>22.4220144125815</text:p>
          </table:table-cell>
          <table:table-cell office:value-type="float" office:value="22.9321518920491" calcext:value-type="float">
            <text:p>22.9321518920491</text:p>
          </table:table-cell>
          <table:table-cell office:value-type="float" office:value="24.0520448182432" calcext:value-type="float">
            <text:p>24.0520448182432</text:p>
          </table:table-cell>
          <table:table-cell office:value-type="float" office:value="24.5643412179518" calcext:value-type="float">
            <text:p>24.5643412179518</text:p>
          </table:table-cell>
          <table:table-cell table:number-columns-repeated="19"/>
        </table:table-row>
        <table:table-row table:style-name="ro1" table:number-rows-repeated="12">
          <table:table-cell table:number-columns-repeated="28"/>
        </table:table-row>
        <table:table-row table:style-name="ro1">
          <table:table-cell office:value-type="string" calcext:value-type="string">
            <text:p>AVG =</text:p>
          </table:table-cell>
          <table:table-cell table:formula="of:=AVERAGE([.B2:.B21])" office:value-type="float" office:value="22.5127099969189" calcext:value-type="float">
            <text:p>22.5127099969189</text:p>
          </table:table-cell>
          <table:table-cell table:formula="of:=AVERAGE([.C2:.C21])" office:value-type="float" office:value="23.0287817821644" calcext:value-type="float">
            <text:p>23.0287817821644</text:p>
          </table:table-cell>
          <table:table-cell table:formula="of:=AVERAGE([.D2:.D21])" office:value-type="float" office:value="24.0151228829564" calcext:value-type="float">
            <text:p>24.0151228829564</text:p>
          </table:table-cell>
          <table:table-cell table:formula="of:=AVERAGE([.E2:.E21])" office:value-type="float" office:value="24.5308675230004" calcext:value-type="float">
            <text:p>24.5308675230004</text:p>
          </table:table-cell>
          <table:table-cell table:formula="of:=AVERAGE([.F2:.F21])" office:value-type="float" office:value="22.4814274768205" calcext:value-type="float">
            <text:p>22.4814274768205</text:p>
          </table:table-cell>
          <table:table-cell table:formula="of:=AVERAGE([.G2:.G21])" office:value-type="float" office:value="22.9991772002858" calcext:value-type="float">
            <text:p>22.9991772002858</text:p>
          </table:table-cell>
          <table:table-cell table:formula="of:=AVERAGE([.H2:.H21])" office:value-type="float" office:value="24.005406280469" calcext:value-type="float">
            <text:p>24.005406280469</text:p>
          </table:table-cell>
          <table:table-cell table:formula="of:=AVERAGE([.I2:.I21])" office:value-type="float" office:value="24.4832566464623" calcext:value-type="float">
            <text:p>24.483256646462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 =</text:p>
          </table:table-cell>
          <table:table-cell table:formula="of:=VARP([.B2:.B41])" office:value-type="float" office:value="0.00429095281075587" calcext:value-type="float">
            <text:p>0.00429095281075587</text:p>
          </table:table-cell>
          <table:table-cell table:formula="of:=VARP([.C2:.C41])" office:value-type="float" office:value="0.00628914203205516" calcext:value-type="float">
            <text:p>0.00628914203205516</text:p>
          </table:table-cell>
          <table:table-cell table:formula="of:=VARP([.D2:.D41])" office:value-type="float" office:value="0.00480496839336268" calcext:value-type="float">
            <text:p>0.00480496839336268</text:p>
          </table:table-cell>
          <table:table-cell table:formula="of:=VARP([.E2:.E41])" office:value-type="float" office:value="0.00843512144757165" calcext:value-type="float">
            <text:p>0.00843512144757165</text:p>
          </table:table-cell>
          <table:table-cell table:formula="of:=VARP([.F2:.F41])" office:value-type="float" office:value="0.00516305659456796" calcext:value-type="float">
            <text:p>0.00516305659456796</text:p>
          </table:table-cell>
          <table:table-cell table:formula="of:=VARP([.G2:.G41])" office:value-type="float" office:value="0.00346724192119753" calcext:value-type="float">
            <text:p>0.00346724192119753</text:p>
          </table:table-cell>
          <table:table-cell table:formula="of:=VARP([.H2:.H41])" office:value-type="float" office:value="0.00791183695445958" calcext:value-type="float">
            <text:p>0.00791183695445958</text:p>
          </table:table-cell>
          <table:table-cell table:formula="of:=VARP([.I2:.I41])" office:value-type="float" office:value="0.0065367808982199" calcext:value-type="float">
            <text:p>0.0065367808982199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Max D =</text:p>
          </table:table-cell>
          <table:table-cell table:formula="of:=MAX([.B55:.I55])" office:value-type="float" office:value="0.00843512144757165" calcext:value-type="float">
            <text:p>0.0084351214475716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um D =</text:p>
          </table:table-cell>
          <table:table-cell table:formula="of:=SUM([.B55:.I55])" office:value-type="float" office:value="0.0468991010521903" calcext:value-type="float">
            <text:p>0.0468991010521903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G = </text:p>
          </table:table-cell>
          <table:table-cell table:formula="of:=[.C57]/[.C58]" office:value-type="float" office:value="0.179856783143559" calcext:value-type="float">
            <text:p>0.179856783143559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 calcext:value-type="string">
            <text:p>D General =</text:p>
          </table:table-cell>
          <table:table-cell table:formula="of:=SUM([.B55:.I55])/8" office:value-type="float" office:value="0.00586238763152379" calcext:value-type="float">
            <text:p>0.00586238763152379</text:p>
          </table:table-cell>
          <table:table-cell table:number-columns-repeated="25"/>
        </table:table-row>
      </table:table>
      <table:table table:name="regression-2-unmean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4" table:number-columns-repeated="17" table:default-cell-style-name="Default"/>
        <table:table-row table:style-name="ro1">
          <table:table-cell/>
          <table:table-cell office:value-type="string" calcext:value-type="string">
            <text:p>cM 8, cT1, rM16</text:p>
          </table:table-cell>
          <table:table-cell office:value-type="string" calcext:value-type="string">
            <text:p>cM 8, cT1, rM20</text:p>
          </table:table-cell>
          <table:table-cell office:value-type="string" calcext:value-type="string">
            <text:p>cM 8, cT3, rM16</text:p>
          </table:table-cell>
          <table:table-cell office:value-type="string" calcext:value-type="string">
            <text:p>cM 8, cT3, rM20</text:p>
          </table:table-cell>
          <table:table-cell office:value-type="string" calcext:value-type="string">
            <text:p>CM 12, cT1, rM16</text:p>
          </table:table-cell>
          <table:table-cell office:value-type="string" calcext:value-type="string">
            <text:p>cM 12, cT1, rM20</text:p>
          </table:table-cell>
          <table:table-cell office:value-type="string" calcext:value-type="string">
            <text:p>cM 12, cT3, rM16</text:p>
          </table:table-cell>
          <table:table-cell office:value-type="string" calcext:value-type="string">
            <text:p>cM 12, cT3, rM20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0849592836164" calcext:value-type="float">
            <text:p>19.0849592836164</text:p>
          </table:table-cell>
          <table:table-cell office:value-type="float" office:value="22.9083434321023" calcext:value-type="float">
            <text:p>22.9083434321023</text:p>
          </table:table-cell>
          <table:table-cell office:value-type="float" office:value="22.0211403270393" calcext:value-type="float">
            <text:p>22.0211403270393</text:p>
          </table:table-cell>
          <table:table-cell office:value-type="float" office:value="26.0879603394924" calcext:value-type="float">
            <text:p>26.0879603394924</text:p>
          </table:table-cell>
          <table:table-cell office:value-type="float" office:value="18.7873688252728" calcext:value-type="float">
            <text:p>18.7873688252728</text:p>
          </table:table-cell>
          <table:table-cell office:value-type="float" office:value="23.0605797125024" calcext:value-type="float">
            <text:p>23.0605797125024</text:p>
          </table:table-cell>
          <table:table-cell office:value-type="float" office:value="21.9349601115319" calcext:value-type="float">
            <text:p>21.9349601115319</text:p>
          </table:table-cell>
          <table:table-cell office:value-type="float" office:value="26.0273828164121" calcext:value-type="float">
            <text:p>26.0273828164121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0494029567029" calcext:value-type="float">
            <text:p>19.0494029567029</text:p>
          </table:table-cell>
          <table:table-cell office:value-type="float" office:value="22.957915651694" calcext:value-type="float">
            <text:p>22.957915651694</text:p>
          </table:table-cell>
          <table:table-cell office:value-type="float" office:value="21.9504018137912" calcext:value-type="float">
            <text:p>21.9504018137912</text:p>
          </table:table-cell>
          <table:table-cell office:value-type="float" office:value="26.0184078312573" calcext:value-type="float">
            <text:p>26.0184078312573</text:p>
          </table:table-cell>
          <table:table-cell office:value-type="float" office:value="19.0288886657071" calcext:value-type="float">
            <text:p>19.0288886657071</text:p>
          </table:table-cell>
          <table:table-cell office:value-type="float" office:value="22.9397888479804" calcext:value-type="float">
            <text:p>22.9397888479804</text:p>
          </table:table-cell>
          <table:table-cell office:value-type="float" office:value="22.0543640153406" calcext:value-type="float">
            <text:p>22.0543640153406</text:p>
          </table:table-cell>
          <table:table-cell office:value-type="float" office:value="25.8088638197154" calcext:value-type="float">
            <text:p>25.8088638197154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0372537121425" calcext:value-type="float">
            <text:p>19.0372537121425</text:p>
          </table:table-cell>
          <table:table-cell office:value-type="float" office:value="23.0332757677947" calcext:value-type="float">
            <text:p>23.0332757677947</text:p>
          </table:table-cell>
          <table:table-cell office:value-type="float" office:value="21.9643458686088" calcext:value-type="float">
            <text:p>21.9643458686088</text:p>
          </table:table-cell>
          <table:table-cell office:value-type="float" office:value="25.9538013586796" calcext:value-type="float">
            <text:p>25.9538013586796</text:p>
          </table:table-cell>
          <table:table-cell office:value-type="float" office:value="18.9327270468412" calcext:value-type="float">
            <text:p>18.9327270468412</text:p>
          </table:table-cell>
          <table:table-cell office:value-type="float" office:value="22.9961766550231" calcext:value-type="float">
            <text:p>22.9961766550231</text:p>
          </table:table-cell>
          <table:table-cell office:value-type="float" office:value="22.0036949296686" calcext:value-type="float">
            <text:p>22.0036949296686</text:p>
          </table:table-cell>
          <table:table-cell office:value-type="float" office:value="25.9163781938995" calcext:value-type="float">
            <text:p>25.9163781938995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9699561691125" calcext:value-type="float">
            <text:p>18.9699561691125</text:p>
          </table:table-cell>
          <table:table-cell office:value-type="float" office:value="23.0767148446546" calcext:value-type="float">
            <text:p>23.0767148446546</text:p>
          </table:table-cell>
          <table:table-cell office:value-type="float" office:value="22.0821894855002" calcext:value-type="float">
            <text:p>22.0821894855002</text:p>
          </table:table-cell>
          <table:table-cell office:value-type="float" office:value="25.8836179126029" calcext:value-type="float">
            <text:p>25.8836179126029</text:p>
          </table:table-cell>
          <table:table-cell office:value-type="float" office:value="18.9172872541105" calcext:value-type="float">
            <text:p>18.9172872541105</text:p>
          </table:table-cell>
          <table:table-cell office:value-type="float" office:value="22.8610828501198" calcext:value-type="float">
            <text:p>22.8610828501198</text:p>
          </table:table-cell>
          <table:table-cell office:value-type="float" office:value="21.9028584230559" calcext:value-type="float">
            <text:p>21.9028584230559</text:p>
          </table:table-cell>
          <table:table-cell office:value-type="float" office:value="25.9088749872515" calcext:value-type="float">
            <text:p>25.9088749872515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0125279232513" calcext:value-type="float">
            <text:p>19.0125279232513</text:p>
          </table:table-cell>
          <table:table-cell office:value-type="float" office:value="23.0046708888547" calcext:value-type="float">
            <text:p>23.0046708888547</text:p>
          </table:table-cell>
          <table:table-cell office:value-type="float" office:value="22.0121234513481" calcext:value-type="float">
            <text:p>22.0121234513481</text:p>
          </table:table-cell>
          <table:table-cell office:value-type="float" office:value="26.11093589483" calcext:value-type="float">
            <text:p>26.11093589483</text:p>
          </table:table-cell>
          <table:table-cell office:value-type="float" office:value="19.0468163547011" calcext:value-type="float">
            <text:p>19.0468163547011</text:p>
          </table:table-cell>
          <table:table-cell office:value-type="float" office:value="22.9233147174342" calcext:value-type="float">
            <text:p>22.9233147174342</text:p>
          </table:table-cell>
          <table:table-cell office:value-type="float" office:value="22.0289235992491" calcext:value-type="float">
            <text:p>22.0289235992491</text:p>
          </table:table-cell>
          <table:table-cell office:value-type="float" office:value="25.8580851445704" calcext:value-type="float">
            <text:p>25.8580851445704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9649401694235" calcext:value-type="float">
            <text:p>18.9649401694235</text:p>
          </table:table-cell>
          <table:table-cell office:value-type="float" office:value="22.9470764501411" calcext:value-type="float">
            <text:p>22.9470764501411</text:p>
          </table:table-cell>
          <table:table-cell office:value-type="float" office:value="21.9990319636495" calcext:value-type="float">
            <text:p>21.9990319636495</text:p>
          </table:table-cell>
          <table:table-cell office:value-type="float" office:value="26.0758367785873" calcext:value-type="float">
            <text:p>26.0758367785873</text:p>
          </table:table-cell>
          <table:table-cell office:value-type="float" office:value="18.9714130830701" calcext:value-type="float">
            <text:p>18.9714130830701</text:p>
          </table:table-cell>
          <table:table-cell office:value-type="float" office:value="22.952613319317" calcext:value-type="float">
            <text:p>22.952613319317</text:p>
          </table:table-cell>
          <table:table-cell office:value-type="float" office:value="22.0336391161795" calcext:value-type="float">
            <text:p>22.0336391161795</text:p>
          </table:table-cell>
          <table:table-cell office:value-type="float" office:value="26.0091021065935" calcext:value-type="float">
            <text:p>26.0091021065935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001503660937" calcext:value-type="float">
            <text:p>19.001503660937</text:p>
          </table:table-cell>
          <table:table-cell office:value-type="float" office:value="23.0246739805302" calcext:value-type="float">
            <text:p>23.0246739805302</text:p>
          </table:table-cell>
          <table:table-cell office:value-type="float" office:value="22.1474016426383" calcext:value-type="float">
            <text:p>22.1474016426383</text:p>
          </table:table-cell>
          <table:table-cell office:value-type="float" office:value="25.9452653246207" calcext:value-type="float">
            <text:p>25.9452653246207</text:p>
          </table:table-cell>
          <table:table-cell office:value-type="float" office:value="19.0273421312738" calcext:value-type="float">
            <text:p>19.0273421312738</text:p>
          </table:table-cell>
          <table:table-cell office:value-type="float" office:value="23.0074063470983" calcext:value-type="float">
            <text:p>23.0074063470983</text:p>
          </table:table-cell>
          <table:table-cell office:value-type="float" office:value="21.9453359352441" calcext:value-type="float">
            <text:p>21.9453359352441</text:p>
          </table:table-cell>
          <table:table-cell office:value-type="float" office:value="25.8730836288608" calcext:value-type="float">
            <text:p>25.8730836288608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9510886310115" calcext:value-type="float">
            <text:p>18.9510886310115</text:p>
          </table:table-cell>
          <table:table-cell office:value-type="float" office:value="23.0148266136169" calcext:value-type="float">
            <text:p>23.0148266136169</text:p>
          </table:table-cell>
          <table:table-cell office:value-type="float" office:value="21.9514294282035" calcext:value-type="float">
            <text:p>21.9514294282035</text:p>
          </table:table-cell>
          <table:table-cell office:value-type="float" office:value="26.0557509885572" calcext:value-type="float">
            <text:p>26.0557509885572</text:p>
          </table:table-cell>
          <table:table-cell office:value-type="float" office:value="18.963778527915" calcext:value-type="float">
            <text:p>18.963778527915</text:p>
          </table:table-cell>
          <table:table-cell office:value-type="float" office:value="23.0341047563229" calcext:value-type="float">
            <text:p>23.0341047563229</text:p>
          </table:table-cell>
          <table:table-cell office:value-type="float" office:value="21.7712572567777" calcext:value-type="float">
            <text:p>21.7712572567777</text:p>
          </table:table-cell>
          <table:table-cell office:value-type="float" office:value="26.0976924266383" calcext:value-type="float">
            <text:p>26.0976924266383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0332298429366" calcext:value-type="float">
            <text:p>19.0332298429366</text:p>
          </table:table-cell>
          <table:table-cell office:value-type="float" office:value="22.9526424235482" calcext:value-type="float">
            <text:p>22.9526424235482</text:p>
          </table:table-cell>
          <table:table-cell office:value-type="float" office:value="22.0591093456162" calcext:value-type="float">
            <text:p>22.0591093456162</text:p>
          </table:table-cell>
          <table:table-cell office:value-type="float" office:value="25.992631586628" calcext:value-type="float">
            <text:p>25.992631586628</text:p>
          </table:table-cell>
          <table:table-cell office:value-type="float" office:value="19.0450754253916" calcext:value-type="float">
            <text:p>19.0450754253916</text:p>
          </table:table-cell>
          <table:table-cell office:value-type="float" office:value="23.0695770769615" calcext:value-type="float">
            <text:p>23.0695770769615</text:p>
          </table:table-cell>
          <table:table-cell office:value-type="float" office:value="22.0808755551075" calcext:value-type="float">
            <text:p>22.0808755551075</text:p>
          </table:table-cell>
          <table:table-cell office:value-type="float" office:value="26.1423882115442" calcext:value-type="float">
            <text:p>26.1423882115442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9713384352248" calcext:value-type="float">
            <text:p>18.9713384352248</text:p>
          </table:table-cell>
          <table:table-cell office:value-type="float" office:value="23.0277071957017" calcext:value-type="float">
            <text:p>23.0277071957017</text:p>
          </table:table-cell>
          <table:table-cell office:value-type="float" office:value="22.0669224414249" calcext:value-type="float">
            <text:p>22.0669224414249</text:p>
          </table:table-cell>
          <table:table-cell office:value-type="float" office:value="26.088149278175" calcext:value-type="float">
            <text:p>26.088149278175</text:p>
          </table:table-cell>
          <table:table-cell office:value-type="float" office:value="18.9925354037631" calcext:value-type="float">
            <text:p>18.9925354037631</text:p>
          </table:table-cell>
          <table:table-cell office:value-type="float" office:value="23.0729859875044" calcext:value-type="float">
            <text:p>23.0729859875044</text:p>
          </table:table-cell>
          <table:table-cell office:value-type="float" office:value="22.0050303795934" calcext:value-type="float">
            <text:p>22.0050303795934</text:p>
          </table:table-cell>
          <table:table-cell office:value-type="float" office:value="25.9243921048032" calcext:value-type="float">
            <text:p>25.9243921048032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9796007359977" calcext:value-type="float">
            <text:p>18.9796007359977</text:p>
          </table:table-cell>
          <table:table-cell office:value-type="float" office:value="22.9827104311106" calcext:value-type="float">
            <text:p>22.9827104311106</text:p>
          </table:table-cell>
          <table:table-cell office:value-type="float" office:value="22.0471524237632" calcext:value-type="float">
            <text:p>22.0471524237632</text:p>
          </table:table-cell>
          <table:table-cell office:value-type="float" office:value="26.1183832925739" calcext:value-type="float">
            <text:p>26.1183832925739</text:p>
          </table:table-cell>
          <table:table-cell office:value-type="float" office:value="19.0449460929856" calcext:value-type="float">
            <text:p>19.0449460929856</text:p>
          </table:table-cell>
          <table:table-cell office:value-type="float" office:value="22.904856022378" calcext:value-type="float">
            <text:p>22.904856022378</text:p>
          </table:table-cell>
          <table:table-cell office:value-type="float" office:value="22.1121881722108" calcext:value-type="float">
            <text:p>22.1121881722108</text:p>
          </table:table-cell>
          <table:table-cell office:value-type="float" office:value="25.8387514085173" calcext:value-type="float">
            <text:p>25.8387514085173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0274011115545" calcext:value-type="float">
            <text:p>19.0274011115545</text:p>
          </table:table-cell>
          <table:table-cell office:value-type="float" office:value="22.887537239104" calcext:value-type="float">
            <text:p>22.887537239104</text:p>
          </table:table-cell>
          <table:table-cell office:value-type="float" office:value="21.9957494658942" calcext:value-type="float">
            <text:p>21.9957494658942</text:p>
          </table:table-cell>
          <table:table-cell office:value-type="float" office:value="26.1405433945999" calcext:value-type="float">
            <text:p>26.1405433945999</text:p>
          </table:table-cell>
          <table:table-cell office:value-type="float" office:value="19.0711760041328" calcext:value-type="float">
            <text:p>19.0711760041328</text:p>
          </table:table-cell>
          <table:table-cell office:value-type="float" office:value="23.0560607775915" calcext:value-type="float">
            <text:p>23.0560607775915</text:p>
          </table:table-cell>
          <table:table-cell office:value-type="float" office:value="22.0236937920817" calcext:value-type="float">
            <text:p>22.0236937920817</text:p>
          </table:table-cell>
          <table:table-cell office:value-type="float" office:value="25.9370815766346" calcext:value-type="float">
            <text:p>25.9370815766346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0672439356585" calcext:value-type="float">
            <text:p>19.0672439356585</text:p>
          </table:table-cell>
          <table:table-cell office:value-type="float" office:value="23.0246893865616" calcext:value-type="float">
            <text:p>23.0246893865616</text:p>
          </table:table-cell>
          <table:table-cell office:value-type="float" office:value="21.9750460136529" calcext:value-type="float">
            <text:p>21.9750460136529</text:p>
          </table:table-cell>
          <table:table-cell office:value-type="float" office:value="26.0822934105703" calcext:value-type="float">
            <text:p>26.0822934105703</text:p>
          </table:table-cell>
          <table:table-cell office:value-type="float" office:value="18.9618890059454" calcext:value-type="float">
            <text:p>18.9618890059454</text:p>
          </table:table-cell>
          <table:table-cell office:value-type="float" office:value="23.0730001102994" calcext:value-type="float">
            <text:p>23.0730001102994</text:p>
          </table:table-cell>
          <table:table-cell office:value-type="float" office:value="21.9479474253249" calcext:value-type="float">
            <text:p>21.9479474253249</text:p>
          </table:table-cell>
          <table:table-cell office:value-type="float" office:value="25.849831016226" calcext:value-type="float">
            <text:p>25.849831016226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.9958776965699" calcext:value-type="float">
            <text:p>18.9958776965699</text:p>
          </table:table-cell>
          <table:table-cell office:value-type="float" office:value="23.1382290693805" calcext:value-type="float">
            <text:p>23.1382290693805</text:p>
          </table:table-cell>
          <table:table-cell office:value-type="float" office:value="22.068498098448" calcext:value-type="float">
            <text:p>22.068498098448</text:p>
          </table:table-cell>
          <table:table-cell office:value-type="float" office:value="26.0229399918652" calcext:value-type="float">
            <text:p>26.0229399918652</text:p>
          </table:table-cell>
          <table:table-cell office:value-type="float" office:value="19.1762924670318" calcext:value-type="float">
            <text:p>19.1762924670318</text:p>
          </table:table-cell>
          <table:table-cell office:value-type="float" office:value="23.1011504872981" calcext:value-type="float">
            <text:p>23.1011504872981</text:p>
          </table:table-cell>
          <table:table-cell office:value-type="float" office:value="22.070797615559" calcext:value-type="float">
            <text:p>22.070797615559</text:p>
          </table:table-cell>
          <table:table-cell office:value-type="float" office:value="25.9380724803415" calcext:value-type="float">
            <text:p>25.9380724803415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0309024731593" calcext:value-type="float">
            <text:p>19.0309024731593</text:p>
          </table:table-cell>
          <table:table-cell office:value-type="float" office:value="22.897903743926" calcext:value-type="float">
            <text:p>22.897903743926</text:p>
          </table:table-cell>
          <table:table-cell office:value-type="float" office:value="22.0595923867356" calcext:value-type="float">
            <text:p>22.0595923867356</text:p>
          </table:table-cell>
          <table:table-cell office:value-type="float" office:value="26.1088571438731" calcext:value-type="float">
            <text:p>26.1088571438731</text:p>
          </table:table-cell>
          <table:table-cell office:value-type="float" office:value="19.0509785997993" calcext:value-type="float">
            <text:p>19.0509785997993</text:p>
          </table:table-cell>
          <table:table-cell office:value-type="float" office:value="22.8790863027253" calcext:value-type="float">
            <text:p>22.8790863027253</text:p>
          </table:table-cell>
          <table:table-cell office:value-type="float" office:value="21.7839664801859" calcext:value-type="float">
            <text:p>21.7839664801859</text:p>
          </table:table-cell>
          <table:table-cell office:value-type="float" office:value="25.8504622802944" calcext:value-type="float">
            <text:p>25.8504622802944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9961718396183" calcext:value-type="float">
            <text:p>18.9961718396183</text:p>
          </table:table-cell>
          <table:table-cell office:value-type="float" office:value="23.0430113319853" calcext:value-type="float">
            <text:p>23.0430113319853</text:p>
          </table:table-cell>
          <table:table-cell office:value-type="float" office:value="22.1957138677793" calcext:value-type="float">
            <text:p>22.1957138677793</text:p>
          </table:table-cell>
          <table:table-cell office:value-type="float" office:value="25.9537838979762" calcext:value-type="float">
            <text:p>25.9537838979762</text:p>
          </table:table-cell>
          <table:table-cell office:value-type="float" office:value="19.0164006272536" calcext:value-type="float">
            <text:p>19.0164006272536</text:p>
          </table:table-cell>
          <table:table-cell office:value-type="float" office:value="22.9226999645756" calcext:value-type="float">
            <text:p>22.9226999645756</text:p>
          </table:table-cell>
          <table:table-cell office:value-type="float" office:value="22.1279305088601" calcext:value-type="float">
            <text:p>22.1279305088601</text:p>
          </table:table-cell>
          <table:table-cell office:value-type="float" office:value="25.8995003266413" calcext:value-type="float">
            <text:p>25.8995003266413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8927162669502" calcext:value-type="float">
            <text:p>18.8927162669502</text:p>
          </table:table-cell>
          <table:table-cell office:value-type="float" office:value="23.1314462576646" calcext:value-type="float">
            <text:p>23.1314462576646</text:p>
          </table:table-cell>
          <table:table-cell office:value-type="float" office:value="22.1270292096297" calcext:value-type="float">
            <text:p>22.1270292096297</text:p>
          </table:table-cell>
          <table:table-cell office:value-type="float" office:value="26.0660776358805" calcext:value-type="float">
            <text:p>26.0660776358805</text:p>
          </table:table-cell>
          <table:table-cell office:value-type="float" office:value="18.9734110477521" calcext:value-type="float">
            <text:p>18.9734110477521</text:p>
          </table:table-cell>
          <table:table-cell office:value-type="float" office:value="23.0050282891396" calcext:value-type="float">
            <text:p>23.0050282891396</text:p>
          </table:table-cell>
          <table:table-cell office:value-type="float" office:value="21.9669279837582" calcext:value-type="float">
            <text:p>21.9669279837582</text:p>
          </table:table-cell>
          <table:table-cell office:value-type="float" office:value="25.7862632024584" calcext:value-type="float">
            <text:p>25.7862632024584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.9305917347944" calcext:value-type="float">
            <text:p>18.9305917347944</text:p>
          </table:table-cell>
          <table:table-cell office:value-type="float" office:value="23.0371842427892" calcext:value-type="float">
            <text:p>23.0371842427892</text:p>
          </table:table-cell>
          <table:table-cell office:value-type="float" office:value="22.0578826056949" calcext:value-type="float">
            <text:p>22.0578826056949</text:p>
          </table:table-cell>
          <table:table-cell office:value-type="float" office:value="26.1003316239824" calcext:value-type="float">
            <text:p>26.1003316239824</text:p>
          </table:table-cell>
          <table:table-cell office:value-type="float" office:value="19.1569606672753" calcext:value-type="float">
            <text:p>19.1569606672753</text:p>
          </table:table-cell>
          <table:table-cell office:value-type="float" office:value="23.0529124031992" calcext:value-type="float">
            <text:p>23.0529124031992</text:p>
          </table:table-cell>
          <table:table-cell office:value-type="float" office:value="21.866314963132" calcext:value-type="float">
            <text:p>21.866314963132</text:p>
          </table:table-cell>
          <table:table-cell office:value-type="float" office:value="25.9585354866128" calcext:value-type="float">
            <text:p>25.9585354866128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9085106244539" calcext:value-type="float">
            <text:p>18.9085106244539</text:p>
          </table:table-cell>
          <table:table-cell office:value-type="float" office:value="23.0674327106827" calcext:value-type="float">
            <text:p>23.0674327106827</text:p>
          </table:table-cell>
          <table:table-cell office:value-type="float" office:value="22.1065369204233" calcext:value-type="float">
            <text:p>22.1065369204233</text:p>
          </table:table-cell>
          <table:table-cell office:value-type="float" office:value="25.9338769353926" calcext:value-type="float">
            <text:p>25.9338769353926</text:p>
          </table:table-cell>
          <table:table-cell office:value-type="float" office:value="19.0556075087963" calcext:value-type="float">
            <text:p>19.0556075087963</text:p>
          </table:table-cell>
          <table:table-cell office:value-type="float" office:value="23.1085633698071" calcext:value-type="float">
            <text:p>23.1085633698071</text:p>
          </table:table-cell>
          <table:table-cell office:value-type="float" office:value="21.992635661863" calcext:value-type="float">
            <text:p>21.992635661863</text:p>
          </table:table-cell>
          <table:table-cell office:value-type="float" office:value="25.8782324276401" calcext:value-type="float">
            <text:p>25.8782324276401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0190824389795" calcext:value-type="float">
            <text:p>19.0190824389795</text:p>
          </table:table-cell>
          <table:table-cell office:value-type="float" office:value="23.0458563683236" calcext:value-type="float">
            <text:p>23.0458563683236</text:p>
          </table:table-cell>
          <table:table-cell office:value-type="float" office:value="21.9529993039934" calcext:value-type="float">
            <text:p>21.9529993039934</text:p>
          </table:table-cell>
          <table:table-cell office:value-type="float" office:value="26.1787226455212" calcext:value-type="float">
            <text:p>26.1787226455212</text:p>
          </table:table-cell>
          <table:table-cell office:value-type="float" office:value="19.0830445685409" calcext:value-type="float">
            <text:p>19.0830445685409</text:p>
          </table:table-cell>
          <table:table-cell office:value-type="float" office:value="22.935802596487" calcext:value-type="float">
            <text:p>22.935802596487</text:p>
          </table:table-cell>
          <table:table-cell office:value-type="float" office:value="21.9305092453901" calcext:value-type="float">
            <text:p>21.9305092453901</text:p>
          </table:table-cell>
          <table:table-cell office:value-type="float" office:value="25.914640185433" calcext:value-type="float">
            <text:p>25.914640185433</text:p>
          </table:table-cell>
          <table:table-cell table:number-columns-repeated="19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string" calcext:value-type="string">
            <text:p>AVG =</text:p>
          </table:table-cell>
          <table:table-cell table:formula="of:=AVERAGE([.B2:.B21])" office:value-type="float" office:value="18.9962149821048" calcext:value-type="float">
            <text:p>18.9962149821048</text:p>
          </table:table-cell>
          <table:table-cell table:formula="of:=AVERAGE([.C2:.C21])" office:value-type="float" office:value="23.0101924015083" calcext:value-type="float">
            <text:p>23.0101924015083</text:p>
          </table:table-cell>
          <table:table-cell table:formula="of:=AVERAGE([.D2:.D21])" office:value-type="float" office:value="22.0420148031917" calcext:value-type="float">
            <text:p>22.0420148031917</text:p>
          </table:table-cell>
          <table:table-cell table:formula="of:=AVERAGE([.E2:.E21])" office:value-type="float" office:value="26.0459083632833" calcext:value-type="float">
            <text:p>26.0459083632833</text:p>
          </table:table-cell>
          <table:table-cell table:formula="of:=AVERAGE([.F2:.F21])" office:value-type="float" office:value="19.015196965378" calcext:value-type="float">
            <text:p>19.015196965378</text:p>
          </table:table-cell>
          <table:table-cell table:formula="of:=AVERAGE([.G2:.G21])" office:value-type="float" office:value="22.9978395296882" calcext:value-type="float">
            <text:p>22.9978395296882</text:p>
          </table:table-cell>
          <table:table-cell table:formula="of:=AVERAGE([.H2:.H21])" office:value-type="float" office:value="21.9791925585057" calcext:value-type="float">
            <text:p>21.9791925585057</text:p>
          </table:table-cell>
          <table:table-cell table:formula="of:=AVERAGE([.I2:.I21])" office:value-type="float" office:value="25.9208806915544" calcext:value-type="float">
            <text:p>25.920880691554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 =</text:p>
          </table:table-cell>
          <table:table-cell table:formula="of:=VARP([.B2:.B21])" office:value-type="float" office:value="0.00245530838863569" calcext:value-type="float">
            <text:p>0.00245530838863569</text:p>
          </table:table-cell>
          <table:table-cell table:formula="of:=VARP([.C2:.C21])" office:value-type="float" office:value="0.00459982853800548" calcext:value-type="float">
            <text:p>0.00459982853800548</text:p>
          </table:table-cell>
          <table:table-cell table:formula="of:=VARP([.D2:.D21])" office:value-type="float" office:value="0.00451462063746895" calcext:value-type="float">
            <text:p>0.00451462063746895</text:p>
          </table:table-cell>
          <table:table-cell table:formula="of:=VARP([.E2:.E21])" office:value-type="float" office:value="0.00596940452500455" calcext:value-type="float">
            <text:p>0.00596940452500455</text:p>
          </table:table-cell>
          <table:table-cell table:formula="of:=VARP([.F2:.F21])" office:value-type="float" office:value="0.0068884211420505" calcext:value-type="float">
            <text:p>0.0068884211420505</text:p>
          </table:table-cell>
          <table:table-cell table:formula="of:=VARP([.G2:.G21])" office:value-type="float" office:value="0.00565549634049541" calcext:value-type="float">
            <text:p>0.00565549634049541</text:p>
          </table:table-cell>
          <table:table-cell table:formula="of:=VARP([.H2:.H21])" office:value-type="float" office:value="0.00897886019788633" calcext:value-type="float">
            <text:p>0.00897886019788633</text:p>
          </table:table-cell>
          <table:table-cell table:formula="of:=VARP([.I2:.I21])" office:value-type="float" office:value="0.0078785397703255" calcext:value-type="float">
            <text:p>0.0078785397703255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Max D =</text:p>
          </table:table-cell>
          <table:table-cell table:formula="of:=MAX([.B29:.I29])" office:value-type="float" office:value="0.00897886019788633" calcext:value-type="float">
            <text:p>0.00897886019788633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um D =</text:p>
          </table:table-cell>
          <table:table-cell table:formula="of:=SUM([.B29:.I29])" office:value-type="float" office:value="0.0469404795398724" calcext:value-type="float">
            <text:p>0.0469404795398724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G = </text:p>
          </table:table-cell>
          <table:table-cell table:formula="of:=[.C31]/[.C32]" office:value-type="float" office:value="0.191281816587738" calcext:value-type="float">
            <text:p>0.19128181658773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 calcext:value-type="string">
            <text:p>D General =</text:p>
          </table:table-cell>
          <table:table-cell table:formula="of:=SUM([.B29:.I29])/8" office:value-type="float" office:value="0.00586755994248405" calcext:value-type="float">
            <text:p>0.00586755994248405</text:p>
          </table:table-cell>
          <table:table-cell table:number-columns-repeated="25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2^3</text:p>
          </table:table-cell>
          <table:table-cell table:style-name="ce1" office:value-type="string" calcext:value-type="string">
            <text:p>X_0</text:p>
          </table:table-cell>
          <table:table-cell table:style-name="ce1" office:value-type="string" calcext:value-type="string">
            <text:p>X1 (createMean)</text:p>
          </table:table-cell>
          <table:table-cell table:style-name="ce1" office:value-type="string" calcext:value-type="string">
            <text:p>X2 (computerTime)</text:p>
          </table:table-cell>
          <table:table-cell table:style-name="ce1" office:value-type="string" calcext:value-type="string">
            <text:p>X3 (responseMean)</text:p>
          </table:table-cell>
          <table:table-cell table:style-name="ce1" office:value-type="string" calcext:value-type="string">
            <text:p>X1*X2</text:p>
          </table:table-cell>
          <table:table-cell table:style-name="ce1" office:value-type="string" calcext:value-type="string">
            <text:p>X1*X3</text:p>
          </table:table-cell>
          <table:table-cell table:style-name="ce1" office:value-type="string" calcext:value-type="string">
            <text:p>X2*X3</text:p>
          </table:table-cell>
          <table:table-cell table:style-name="ce1" office:value-type="string" calcext:value-type="string">
            <text:p>X1*X2*X3</text:p>
          </table:table-cell>
          <table:table-cell table:style-name="ce1" office:value-type="string" calcext:value-type="string">
            <text:p>AVG Time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table:formula="of:=[.C2]*[.D2]" office:value-type="float" office:value="1" calcext:value-type="float">
            <text:p>1</text:p>
          </table:table-cell>
          <table:table-cell table:style-name="ce2" table:formula="of:=[.C2]*[.E2]" office:value-type="float" office:value="1" calcext:value-type="float">
            <text:p>1</text:p>
          </table:table-cell>
          <table:table-cell table:style-name="ce2" table:formula="of:=[.D2]*[.E2]" office:value-type="float" office:value="1" calcext:value-type="float">
            <text:p>1</text:p>
          </table:table-cell>
          <table:table-cell table:style-name="ce2" table:formula="of:=[.C2]*[.D2]*[.E2]" office:value-type="float" office:value="-1" calcext:value-type="float">
            <text:p>-1</text:p>
          </table:table-cell>
          <table:table-cell office:value-type="float" office:value="19.0249486966607" calcext:value-type="float">
            <text:p>19.0249486966607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3]*[.D3]" office:value-type="float" office:value="1" calcext:value-type="float">
            <text:p>1</text:p>
          </table:table-cell>
          <table:table-cell table:style-name="ce2" table:formula="of:=[.C3]*[.E3]" office:value-type="float" office:value="-1" calcext:value-type="float">
            <text:p>-1</text:p>
          </table:table-cell>
          <table:table-cell table:style-name="ce2" table:formula="of:=[.D3]*[.E3]" office:value-type="float" office:value="-1" calcext:value-type="float">
            <text:p>-1</text:p>
          </table:table-cell>
          <table:table-cell table:style-name="ce2" table:formula="of:=[.C3]*[.D3]*[.E3]" office:value-type="float" office:value="1" calcext:value-type="float">
            <text:p>1</text:p>
          </table:table-cell>
          <table:table-cell office:value-type="float" office:value="23.0052068214463" calcext:value-type="float">
            <text:p>23.005206821446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formula="of:=[.C4]*[.D4]" office:value-type="float" office:value="-1" calcext:value-type="float">
            <text:p>-1</text:p>
          </table:table-cell>
          <table:table-cell table:style-name="ce2" table:formula="of:=[.C4]*[.E4]" office:value-type="float" office:value="1" calcext:value-type="float">
            <text:p>1</text:p>
          </table:table-cell>
          <table:table-cell table:style-name="ce2" table:formula="of:=[.D4]*[.E4]" office:value-type="float" office:value="-1" calcext:value-type="float">
            <text:p>-1</text:p>
          </table:table-cell>
          <table:table-cell table:style-name="ce2" table:formula="of:=[.C4]*[.D4]*[.E4]" office:value-type="float" office:value="1" calcext:value-type="float">
            <text:p>1</text:p>
          </table:table-cell>
          <table:table-cell office:value-type="float" office:value="22.0541416754846" calcext:value-type="float">
            <text:p>22.0541416754846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C5]*[.D5]" office:value-type="float" office:value="-1" calcext:value-type="float">
            <text:p>-1</text:p>
          </table:table-cell>
          <table:table-cell table:style-name="ce2" table:formula="of:=[.C5]*[.E5]" office:value-type="float" office:value="-1" calcext:value-type="float">
            <text:p>-1</text:p>
          </table:table-cell>
          <table:table-cell table:style-name="ce2" table:formula="of:=[.D5]*[.E5]" office:value-type="float" office:value="1" calcext:value-type="float">
            <text:p>1</text:p>
          </table:table-cell>
          <table:table-cell table:style-name="ce2" table:formula="of:=[.C5]*[.D5]*[.E5]" office:value-type="float" office:value="-1" calcext:value-type="float">
            <text:p>-1</text:p>
          </table:table-cell>
          <table:table-cell office:value-type="float" office:value="26.0249939038649" calcext:value-type="float">
            <text:p>26.024993903864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table:formula="of:=[.C6]*[.D6]" office:value-type="float" office:value="-1" calcext:value-type="float">
            <text:p>-1</text:p>
          </table:table-cell>
          <table:table-cell table:style-name="ce2" table:formula="of:=[.C6]*[.E6]" office:value-type="float" office:value="-1" calcext:value-type="float">
            <text:p>-1</text:p>
          </table:table-cell>
          <table:table-cell table:style-name="ce2" table:formula="of:=[.D6]*[.E6]" office:value-type="float" office:value="1" calcext:value-type="float">
            <text:p>1</text:p>
          </table:table-cell>
          <table:table-cell table:style-name="ce2" table:formula="of:=[.C6]*[.D6]*[.E6]" office:value-type="float" office:value="1" calcext:value-type="float">
            <text:p>1</text:p>
          </table:table-cell>
          <table:table-cell office:value-type="float" office:value="19.0059748802979" calcext:value-type="float">
            <text:p>19.0059748802979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7]*[.D7]" office:value-type="float" office:value="-1" calcext:value-type="float">
            <text:p>-1</text:p>
          </table:table-cell>
          <table:table-cell table:style-name="ce2" table:formula="of:=[.C7]*[.E7]" office:value-type="float" office:value="1" calcext:value-type="float">
            <text:p>1</text:p>
          </table:table-cell>
          <table:table-cell table:style-name="ce2" table:formula="of:=[.D7]*[.E7]" office:value-type="float" office:value="-1" calcext:value-type="float">
            <text:p>-1</text:p>
          </table:table-cell>
          <table:table-cell table:style-name="ce2" table:formula="of:=[.C7]*[.D7]*[.E7]" office:value-type="float" office:value="-1" calcext:value-type="float">
            <text:p>-1</text:p>
          </table:table-cell>
          <table:table-cell office:value-type="float" office:value="22.9902481697382" calcext:value-type="float">
            <text:p>22.990248169738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formula="of:=[.C8]*[.D8]" office:value-type="float" office:value="1" calcext:value-type="float">
            <text:p>1</text:p>
          </table:table-cell>
          <table:table-cell table:style-name="ce2" table:formula="of:=[.C8]*[.E8]" office:value-type="float" office:value="-1" calcext:value-type="float">
            <text:p>-1</text:p>
          </table:table-cell>
          <table:table-cell table:style-name="ce2" table:formula="of:=[.D8]*[.E8]" office:value-type="float" office:value="-1" calcext:value-type="float">
            <text:p>-1</text:p>
          </table:table-cell>
          <table:table-cell table:style-name="ce2" table:formula="of:=[.C8]*[.D8]*[.E8]" office:value-type="float" office:value="-1" calcext:value-type="float">
            <text:p>-1</text:p>
          </table:table-cell>
          <table:table-cell office:value-type="float" office:value="21.9872334333099" calcext:value-type="float">
            <text:p>21.9872334333099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formula="of:=[.C9]*[.D9]" office:value-type="float" office:value="1" calcext:value-type="float">
            <text:p>1</text:p>
          </table:table-cell>
          <table:table-cell table:style-name="ce2" table:formula="of:=[.C9]*[.E9]" office:value-type="float" office:value="1" calcext:value-type="float">
            <text:p>1</text:p>
          </table:table-cell>
          <table:table-cell table:style-name="ce2" table:formula="of:=[.D9]*[.E9]" office:value-type="float" office:value="1" calcext:value-type="float">
            <text:p>1</text:p>
          </table:table-cell>
          <table:table-cell table:style-name="ce2" table:formula="of:=[.C9]*[.D9]*[.E9]" office:value-type="float" office:value="1" calcext:value-type="float">
            <text:p>1</text:p>
          </table:table-cell>
          <table:table-cell office:value-type="float" office:value="26.0262010147408" calcext:value-type="float">
            <text:p>26.0262010147408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Вільний член</text:p>
          </table:table-cell>
          <table:table-cell table:style-name="ce3" office:value-type="string" calcext:value-type="string">
            <text:p>Середній час надходження</text:p>
          </table:table-cell>
          <table:table-cell table:style-name="ce3" office:value-type="string" calcext:value-type="string">
            <text:p>Середній час обробки комп’ютером</text:p>
          </table:table-cell>
          <table:table-cell table:style-name="ce3" office:value-type="string" calcext:value-type="string">
            <text:p>Середній час видачі відповіді</text:p>
          </table:table-cell>
          <table:table-cell table:style-name="ce4" office:value-type="string" calcext:value-type="string">
            <text:p>X1*X2</text:p>
          </table:table-cell>
          <table:table-cell table:style-name="ce4" office:value-type="string" calcext:value-type="string">
            <text:p>X1*X3</text:p>
          </table:table-cell>
          <table:table-cell table:style-name="ce4" office:value-type="string" calcext:value-type="string">
            <text:p>X2*X3</text:p>
          </table:table-cell>
          <table:table-cell table:style-name="ce4" office:value-type="string" calcext:value-type="string">
            <text:p>X1*X2*X3</text:p>
          </table:table-cell>
          <table:table-cell/>
        </table:table-row>
        <table:table-row table:style-name="ro1">
          <table:table-cell office:value-type="string" calcext:value-type="string">
            <text:p>Кофіцієнт =</text:p>
          </table:table-cell>
          <table:table-cell table:formula="of:=SUMPRODUCT([.B2:.B9]; [.$J$2:.$J$9])/8" office:value-type="float" office:value="22.5148685744429" calcext:value-type="float">
            <text:p>22.5148685744429</text:p>
          </table:table-cell>
          <table:table-cell table:formula="of:=SUMPRODUCT([.C2:.C9]; [.$J$2:.$J$9])/8" office:value-type="float" office:value="-0.0124541999212129" calcext:value-type="float">
            <text:p>-0.0124541999212129</text:p>
          </table:table-cell>
          <table:table-cell table:formula="of:=SUMPRODUCT([.D2:.D9]; [.$J$2:.$J$9])/8" office:value-type="float" office:value="1.50827393240714" calcext:value-type="float">
            <text:p>1.50827393240714</text:p>
          </table:table-cell>
          <table:table-cell table:formula="of:=SUMPRODUCT([.E2:.E9]; [.$J$2:.$J$9])/8" office:value-type="float" office:value="1.99679390300464" calcext:value-type="float">
            <text:p>1.99679390300464</text:p>
          </table:table-cell>
          <table:table-cell table:formula="of:=SUMPRODUCT([.F2:.F9]; [.$J$2:.$J$9])/8" office:value-type="float" office:value="-0.00397108290348758" calcext:value-type="float">
            <text:p>-0.00397108290348758</text:p>
          </table:table-cell>
          <table:table-cell table:formula="of:=SUMPRODUCT([.G2:.G9]; [.$J$2:.$J$9])/8" office:value-type="float" office:value="0.009016314713163" calcext:value-type="float">
            <text:p>0.009016314713163</text:p>
          </table:table-cell>
          <table:table-cell office:value-type="float" office:value="91.12" calcext:value-type="float">
            <text:p>91.12</text:p>
          </table:table-cell>
          <table:table-cell table:formula="of:=SUMPRODUCT([.I2:.I9]; [.$J$2:.$J$9])/8" office:value-type="float" office:value="0.00801252354948723" calcext:value-type="float">
            <text:p>0.0080125235494872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 = </text:p>
          </table:table-cell>
          <table:table-cell table:number-columns-repeated="8" office:value-type="float" office:value="0.00387" calcext:value-type="float">
            <text:p>0.00387</text:p>
          </table:table-cell>
          <table:table-cell/>
        </table:table-row>
        <table:table-row table:style-name="ro1">
          <table:table-cell office:value-type="string" calcext:value-type="string">
            <text:p>N =</text:p>
          </table:table-cell>
          <table:table-cell table:number-columns-repeated="8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 = </text:p>
          </table:table-cell>
          <table:table-cell table:number-columns-repeated="8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 =</text:p>
          </table:table-cell>
          <table:table-cell table:formula="of:=ROUND(ABS([.B17]) * SQRT([.B20]*[.B21]/[.B19]); 3)" office:value-type="float" office:value="4577.98" calcext:value-type="float">
            <text:p>4577.98</text:p>
          </table:table-cell>
          <table:table-cell table:formula="of:=ROUND(ABS([.C17]) * SQRT([.C20]*[.C21]/[.C19]); 3)" office:value-type="float" office:value="2.532" calcext:value-type="float">
            <text:p>2.532</text:p>
          </table:table-cell>
          <table:table-cell table:formula="of:=ROUND(ABS([.D17]) * SQRT([.D20]*[.D21]/[.D19]); 3)" office:value-type="float" office:value="306.679" calcext:value-type="float">
            <text:p>306.679</text:p>
          </table:table-cell>
          <table:table-cell table:formula="of:=ROUND(ABS([.E17]) * SQRT([.E20]*[.E21]/[.E19]); 3)" office:value-type="float" office:value="406.011" calcext:value-type="float">
            <text:p>406.011</text:p>
          </table:table-cell>
          <table:table-cell table:formula="of:=ROUND(ABS([.F17]) * SQRT([.F20]*[.F21]/[.F19]); 3)" office:value-type="float" office:value="0.807" calcext:value-type="float">
            <text:p>0.807</text:p>
          </table:table-cell>
          <table:table-cell table:formula="of:=ROUND(ABS([.G17]) * SQRT([.G20]*[.G21]/[.G19]); 3)" office:value-type="float" office:value="1.833" calcext:value-type="float">
            <text:p>1.833</text:p>
          </table:table-cell>
          <table:table-cell table:formula="of:=ROUND(ABS([.H17]) * SQRT([.H20]*[.H21]/[.H19]); 3)" office:value-type="float" office:value="18527.56" calcext:value-type="float">
            <text:p>18527.56</text:p>
          </table:table-cell>
          <table:table-cell table:formula="of:=ROUND(ABS([.I17]) * SQRT([.I20]*[.I21]/[.I19]); 3)" office:value-type="float" office:value="1.629" calcext:value-type="float">
            <text:p>1.629</text:p>
          </table:table-cell>
          <table:table-cell/>
        </table:table-row>
      </table:table>
      <table:table table:name="regression-2-exp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4" table:number-columns-repeated="17" table:default-cell-style-name="Default"/>
        <table:table-row table:style-name="ro1">
          <table:table-cell/>
          <table:table-cell office:value-type="string" calcext:value-type="string">
            <text:p>cM 8, cT1, rM16</text:p>
          </table:table-cell>
          <table:table-cell office:value-type="string" calcext:value-type="string">
            <text:p>cM 8, cT1, rM20</text:p>
          </table:table-cell>
          <table:table-cell office:value-type="string" calcext:value-type="string">
            <text:p>cM 8, cT3, rM16</text:p>
          </table:table-cell>
          <table:table-cell office:value-type="string" calcext:value-type="string">
            <text:p>cM 8, cT3, rM20</text:p>
          </table:table-cell>
          <table:table-cell office:value-type="string" calcext:value-type="string">
            <text:p>CM 12, cT1, rM16</text:p>
          </table:table-cell>
          <table:table-cell office:value-type="string" calcext:value-type="string">
            <text:p>cM 12, cT1, rM20</text:p>
          </table:table-cell>
          <table:table-cell office:value-type="string" calcext:value-type="string">
            <text:p>cM 12, cT3, rM16</text:p>
          </table:table-cell>
          <table:table-cell office:value-type="string" calcext:value-type="string">
            <text:p>cM 12, cT3, rM20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1273047345851" calcext:value-type="float">
            <text:p>19.1273047345851</text:p>
          </table:table-cell>
          <table:table-cell office:value-type="float" office:value="23.0809992217576" calcext:value-type="float">
            <text:p>23.0809992217576</text:p>
          </table:table-cell>
          <table:table-cell office:value-type="float" office:value="22.0444034910107" calcext:value-type="float">
            <text:p>22.0444034910107</text:p>
          </table:table-cell>
          <table:table-cell office:value-type="float" office:value="26.0012907981019" calcext:value-type="float">
            <text:p>26.0012907981019</text:p>
          </table:table-cell>
          <table:table-cell office:value-type="float" office:value="18.8627108223215" calcext:value-type="float">
            <text:p>18.8627108223215</text:p>
          </table:table-cell>
          <table:table-cell office:value-type="float" office:value="23.027949026897" calcext:value-type="float">
            <text:p>23.027949026897</text:p>
          </table:table-cell>
          <table:table-cell office:value-type="float" office:value="22.0278386754842" calcext:value-type="float">
            <text:p>22.0278386754842</text:p>
          </table:table-cell>
          <table:table-cell office:value-type="float" office:value="26.0627408460828" calcext:value-type="float">
            <text:p>26.0627408460828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0391765459796" calcext:value-type="float">
            <text:p>19.0391765459796</text:p>
          </table:table-cell>
          <table:table-cell office:value-type="float" office:value="23.0189434800649" calcext:value-type="float">
            <text:p>23.0189434800649</text:p>
          </table:table-cell>
          <table:table-cell office:value-type="float" office:value="22.1003494080093" calcext:value-type="float">
            <text:p>22.1003494080093</text:p>
          </table:table-cell>
          <table:table-cell office:value-type="float" office:value="26.0212595088299" calcext:value-type="float">
            <text:p>26.0212595088299</text:p>
          </table:table-cell>
          <table:table-cell office:value-type="float" office:value="19.0049949295411" calcext:value-type="float">
            <text:p>19.0049949295411</text:p>
          </table:table-cell>
          <table:table-cell office:value-type="float" office:value="23.0422591401197" calcext:value-type="float">
            <text:p>23.0422591401197</text:p>
          </table:table-cell>
          <table:table-cell office:value-type="float" office:value="22.006758425881" calcext:value-type="float">
            <text:p>22.006758425881</text:p>
          </table:table-cell>
          <table:table-cell office:value-type="float" office:value="25.9766948350891" calcext:value-type="float">
            <text:p>25.9766948350891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0145119225196" calcext:value-type="float">
            <text:p>19.0145119225196</text:p>
          </table:table-cell>
          <table:table-cell office:value-type="float" office:value="22.9457503781809" calcext:value-type="float">
            <text:p>22.9457503781809</text:p>
          </table:table-cell>
          <table:table-cell office:value-type="float" office:value="22.0029301487157" calcext:value-type="float">
            <text:p>22.0029301487157</text:p>
          </table:table-cell>
          <table:table-cell office:value-type="float" office:value="25.985938998309" calcext:value-type="float">
            <text:p>25.985938998309</text:p>
          </table:table-cell>
          <table:table-cell office:value-type="float" office:value="19.1185850890804" calcext:value-type="float">
            <text:p>19.1185850890804</text:p>
          </table:table-cell>
          <table:table-cell office:value-type="float" office:value="22.9966873770976" calcext:value-type="float">
            <text:p>22.9966873770976</text:p>
          </table:table-cell>
          <table:table-cell office:value-type="float" office:value="22.0101933488981" calcext:value-type="float">
            <text:p>22.0101933488981</text:p>
          </table:table-cell>
          <table:table-cell office:value-type="float" office:value="26.086806473564" calcext:value-type="float">
            <text:p>26.086806473564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0305126437239" calcext:value-type="float">
            <text:p>19.0305126437239</text:p>
          </table:table-cell>
          <table:table-cell office:value-type="float" office:value="23.0832270193397" calcext:value-type="float">
            <text:p>23.0832270193397</text:p>
          </table:table-cell>
          <table:table-cell office:value-type="float" office:value="21.9546357405317" calcext:value-type="float">
            <text:p>21.9546357405317</text:p>
          </table:table-cell>
          <table:table-cell office:value-type="float" office:value="26.111747915913" calcext:value-type="float">
            <text:p>26.111747915913</text:p>
          </table:table-cell>
          <table:table-cell office:value-type="float" office:value="18.9360203263515" calcext:value-type="float">
            <text:p>18.9360203263515</text:p>
          </table:table-cell>
          <table:table-cell office:value-type="float" office:value="23.0362618873219" calcext:value-type="float">
            <text:p>23.0362618873219</text:p>
          </table:table-cell>
          <table:table-cell office:value-type="float" office:value="21.8690222794896" calcext:value-type="float">
            <text:p>21.8690222794896</text:p>
          </table:table-cell>
          <table:table-cell office:value-type="float" office:value="26.0201065074724" calcext:value-type="float">
            <text:p>26.0201065074724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0790335778704" calcext:value-type="float">
            <text:p>19.0790335778704</text:p>
          </table:table-cell>
          <table:table-cell office:value-type="float" office:value="22.9987698061674" calcext:value-type="float">
            <text:p>22.9987698061674</text:p>
          </table:table-cell>
          <table:table-cell office:value-type="float" office:value="21.9959594417082" calcext:value-type="float">
            <text:p>21.9959594417082</text:p>
          </table:table-cell>
          <table:table-cell office:value-type="float" office:value="25.9891536293534" calcext:value-type="float">
            <text:p>25.9891536293534</text:p>
          </table:table-cell>
          <table:table-cell office:value-type="float" office:value="18.9224491631494" calcext:value-type="float">
            <text:p>18.9224491631494</text:p>
          </table:table-cell>
          <table:table-cell office:value-type="float" office:value="22.9100387232678" calcext:value-type="float">
            <text:p>22.9100387232678</text:p>
          </table:table-cell>
          <table:table-cell office:value-type="float" office:value="21.995457482033" calcext:value-type="float">
            <text:p>21.995457482033</text:p>
          </table:table-cell>
          <table:table-cell office:value-type="float" office:value="26.0345229923646" calcext:value-type="float">
            <text:p>26.0345229923646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0140180818131" calcext:value-type="float">
            <text:p>19.0140180818131</text:p>
          </table:table-cell>
          <table:table-cell office:value-type="float" office:value="23.033696537232" calcext:value-type="float">
            <text:p>23.033696537232</text:p>
          </table:table-cell>
          <table:table-cell office:value-type="float" office:value="22.0760252054273" calcext:value-type="float">
            <text:p>22.0760252054273</text:p>
          </table:table-cell>
          <table:table-cell office:value-type="float" office:value="26.0249722061168" calcext:value-type="float">
            <text:p>26.0249722061168</text:p>
          </table:table-cell>
          <table:table-cell office:value-type="float" office:value="19.013488227457" calcext:value-type="float">
            <text:p>19.013488227457</text:p>
          </table:table-cell>
          <table:table-cell office:value-type="float" office:value="23.0505505240762" calcext:value-type="float">
            <text:p>23.0505505240762</text:p>
          </table:table-cell>
          <table:table-cell office:value-type="float" office:value="22.0095546520298" calcext:value-type="float">
            <text:p>22.0095546520298</text:p>
          </table:table-cell>
          <table:table-cell office:value-type="float" office:value="26.0378335976558" calcext:value-type="float">
            <text:p>26.0378335976558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0243481396983" calcext:value-type="float">
            <text:p>19.0243481396983</text:p>
          </table:table-cell>
          <table:table-cell office:value-type="float" office:value="22.9888418788484" calcext:value-type="float">
            <text:p>22.9888418788484</text:p>
          </table:table-cell>
          <table:table-cell office:value-type="float" office:value="21.9389618773879" calcext:value-type="float">
            <text:p>21.9389618773879</text:p>
          </table:table-cell>
          <table:table-cell office:value-type="float" office:value="26.1055303379437" calcext:value-type="float">
            <text:p>26.1055303379437</text:p>
          </table:table-cell>
          <table:table-cell office:value-type="float" office:value="19.0082172760207" calcext:value-type="float">
            <text:p>19.0082172760207</text:p>
          </table:table-cell>
          <table:table-cell office:value-type="float" office:value="23.0355196276042" calcext:value-type="float">
            <text:p>23.0355196276042</text:p>
          </table:table-cell>
          <table:table-cell office:value-type="float" office:value="22.0240099864394" calcext:value-type="float">
            <text:p>22.0240099864394</text:p>
          </table:table-cell>
          <table:table-cell office:value-type="float" office:value="25.8331882160274" calcext:value-type="float">
            <text:p>25.8331882160274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0243329201442" calcext:value-type="float">
            <text:p>19.0243329201442</text:p>
          </table:table-cell>
          <table:table-cell office:value-type="float" office:value="22.8902208880836" calcext:value-type="float">
            <text:p>22.8902208880836</text:p>
          </table:table-cell>
          <table:table-cell office:value-type="float" office:value="22.0600023111398" calcext:value-type="float">
            <text:p>22.0600023111398</text:p>
          </table:table-cell>
          <table:table-cell office:value-type="float" office:value="26.0157284528893" calcext:value-type="float">
            <text:p>26.0157284528893</text:p>
          </table:table-cell>
          <table:table-cell office:value-type="float" office:value="18.9614504742627" calcext:value-type="float">
            <text:p>18.9614504742627</text:p>
          </table:table-cell>
          <table:table-cell office:value-type="float" office:value="23.1168175140837" calcext:value-type="float">
            <text:p>23.1168175140837</text:p>
          </table:table-cell>
          <table:table-cell office:value-type="float" office:value="21.8368727087904" calcext:value-type="float">
            <text:p>21.8368727087904</text:p>
          </table:table-cell>
          <table:table-cell office:value-type="float" office:value="26.0428303800048" calcext:value-type="float">
            <text:p>26.0428303800048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0016781425999" calcext:value-type="float">
            <text:p>19.0016781425999</text:p>
          </table:table-cell>
          <table:table-cell office:value-type="float" office:value="23.0369128943127" calcext:value-type="float">
            <text:p>23.0369128943127</text:p>
          </table:table-cell>
          <table:table-cell office:value-type="float" office:value="22.2112188780713" calcext:value-type="float">
            <text:p>22.2112188780713</text:p>
          </table:table-cell>
          <table:table-cell office:value-type="float" office:value="26.1066766755138" calcext:value-type="float">
            <text:p>26.1066766755138</text:p>
          </table:table-cell>
          <table:table-cell office:value-type="float" office:value="19.0504647942997" calcext:value-type="float">
            <text:p>19.0504647942997</text:p>
          </table:table-cell>
          <table:table-cell office:value-type="float" office:value="22.822721492747" calcext:value-type="float">
            <text:p>22.822721492747</text:p>
          </table:table-cell>
          <table:table-cell office:value-type="float" office:value="21.9351319229023" calcext:value-type="float">
            <text:p>21.9351319229023</text:p>
          </table:table-cell>
          <table:table-cell office:value-type="float" office:value="25.9969696973693" calcext:value-type="float">
            <text:p>25.9969696973693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0169061567199" calcext:value-type="float">
            <text:p>19.0169061567199</text:p>
          </table:table-cell>
          <table:table-cell office:value-type="float" office:value="22.9237983364605" calcext:value-type="float">
            <text:p>22.9237983364605</text:p>
          </table:table-cell>
          <table:table-cell office:value-type="float" office:value="22.0727740514865" calcext:value-type="float">
            <text:p>22.0727740514865</text:p>
          </table:table-cell>
          <table:table-cell office:value-type="float" office:value="25.8968955537298" calcext:value-type="float">
            <text:p>25.8968955537298</text:p>
          </table:table-cell>
          <table:table-cell office:value-type="float" office:value="19.0287857674028" calcext:value-type="float">
            <text:p>19.0287857674028</text:p>
          </table:table-cell>
          <table:table-cell office:value-type="float" office:value="22.9720614802013" calcext:value-type="float">
            <text:p>22.9720614802013</text:p>
          </table:table-cell>
          <table:table-cell office:value-type="float" office:value="22.0581886302734" calcext:value-type="float">
            <text:p>22.0581886302734</text:p>
          </table:table-cell>
          <table:table-cell office:value-type="float" office:value="26.0384385262907" calcext:value-type="float">
            <text:p>26.0384385262907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9675491646734" calcext:value-type="float">
            <text:p>18.9675491646734</text:p>
          </table:table-cell>
          <table:table-cell office:value-type="float" office:value="23.0403702458706" calcext:value-type="float">
            <text:p>23.0403702458706</text:p>
          </table:table-cell>
          <table:table-cell office:value-type="float" office:value="22.1337923980781" calcext:value-type="float">
            <text:p>22.1337923980781</text:p>
          </table:table-cell>
          <table:table-cell office:value-type="float" office:value="25.9679532761368" calcext:value-type="float">
            <text:p>25.9679532761368</text:p>
          </table:table-cell>
          <table:table-cell office:value-type="float" office:value="18.9572736789113" calcext:value-type="float">
            <text:p>18.9572736789113</text:p>
          </table:table-cell>
          <table:table-cell office:value-type="float" office:value="23.0269143663869" calcext:value-type="float">
            <text:p>23.0269143663869</text:p>
          </table:table-cell>
          <table:table-cell office:value-type="float" office:value="21.9811393599045" calcext:value-type="float">
            <text:p>21.9811393599045</text:p>
          </table:table-cell>
          <table:table-cell office:value-type="float" office:value="26.0735139797963" calcext:value-type="float">
            <text:p>26.0735139797963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0604532864738" calcext:value-type="float">
            <text:p>19.0604532864738</text:p>
          </table:table-cell>
          <table:table-cell office:value-type="float" office:value="23.0881674157486" calcext:value-type="float">
            <text:p>23.0881674157486</text:p>
          </table:table-cell>
          <table:table-cell office:value-type="float" office:value="22.0394317184282" calcext:value-type="float">
            <text:p>22.0394317184282</text:p>
          </table:table-cell>
          <table:table-cell office:value-type="float" office:value="26.0703098827621" calcext:value-type="float">
            <text:p>26.0703098827621</text:p>
          </table:table-cell>
          <table:table-cell office:value-type="float" office:value="18.9600650988639" calcext:value-type="float">
            <text:p>18.9600650988639</text:p>
          </table:table-cell>
          <table:table-cell office:value-type="float" office:value="22.9215730626293" calcext:value-type="float">
            <text:p>22.9215730626293</text:p>
          </table:table-cell>
          <table:table-cell office:value-type="float" office:value="21.9893756978847" calcext:value-type="float">
            <text:p>21.9893756978847</text:p>
          </table:table-cell>
          <table:table-cell office:value-type="float" office:value="26.1079744656341" calcext:value-type="float">
            <text:p>26.1079744656341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0003460800586" calcext:value-type="float">
            <text:p>19.0003460800586</text:p>
          </table:table-cell>
          <table:table-cell office:value-type="float" office:value="22.9471345142217" calcext:value-type="float">
            <text:p>22.9471345142217</text:p>
          </table:table-cell>
          <table:table-cell office:value-type="float" office:value="21.9852488388358" calcext:value-type="float">
            <text:p>21.9852488388358</text:p>
          </table:table-cell>
          <table:table-cell office:value-type="float" office:value="26.0223750507746" calcext:value-type="float">
            <text:p>26.0223750507746</text:p>
          </table:table-cell>
          <table:table-cell office:value-type="float" office:value="18.9494759531809" calcext:value-type="float">
            <text:p>18.9494759531809</text:p>
          </table:table-cell>
          <table:table-cell office:value-type="float" office:value="23.0667529445" calcext:value-type="float">
            <text:p>23.0667529445</text:p>
          </table:table-cell>
          <table:table-cell office:value-type="float" office:value="21.9639476403919" calcext:value-type="float">
            <text:p>21.9639476403919</text:p>
          </table:table-cell>
          <table:table-cell office:value-type="float" office:value="26.1196395049932" calcext:value-type="float">
            <text:p>26.1196395049932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0993467875096" calcext:value-type="float">
            <text:p>19.0993467875096</text:p>
          </table:table-cell>
          <table:table-cell office:value-type="float" office:value="23.0340544586958" calcext:value-type="float">
            <text:p>23.0340544586958</text:p>
          </table:table-cell>
          <table:table-cell office:value-type="float" office:value="22.1200137829489" calcext:value-type="float">
            <text:p>22.1200137829489</text:p>
          </table:table-cell>
          <table:table-cell office:value-type="float" office:value="25.9864047858392" calcext:value-type="float">
            <text:p>25.9864047858392</text:p>
          </table:table-cell>
          <table:table-cell office:value-type="float" office:value="19.0354595245329" calcext:value-type="float">
            <text:p>19.0354595245329</text:p>
          </table:table-cell>
          <table:table-cell office:value-type="float" office:value="23.0093137483078" calcext:value-type="float">
            <text:p>23.0093137483078</text:p>
          </table:table-cell>
          <table:table-cell office:value-type="float" office:value="22.1192122005688" calcext:value-type="float">
            <text:p>22.1192122005688</text:p>
          </table:table-cell>
          <table:table-cell office:value-type="float" office:value="26.0319221126656" calcext:value-type="float">
            <text:p>26.0319221126656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0579373639397" calcext:value-type="float">
            <text:p>19.0579373639397</text:p>
          </table:table-cell>
          <table:table-cell office:value-type="float" office:value="23.0167088033912" calcext:value-type="float">
            <text:p>23.0167088033912</text:p>
          </table:table-cell>
          <table:table-cell office:value-type="float" office:value="21.9927176508532" calcext:value-type="float">
            <text:p>21.9927176508532</text:p>
          </table:table-cell>
          <table:table-cell office:value-type="float" office:value="25.9880868772369" calcext:value-type="float">
            <text:p>25.9880868772369</text:p>
          </table:table-cell>
          <table:table-cell office:value-type="float" office:value="19.0162420163739" calcext:value-type="float">
            <text:p>19.0162420163739</text:p>
          </table:table-cell>
          <table:table-cell office:value-type="float" office:value="23.0228613408733" calcext:value-type="float">
            <text:p>23.0228613408733</text:p>
          </table:table-cell>
          <table:table-cell office:value-type="float" office:value="21.9195103826432" calcext:value-type="float">
            <text:p>21.9195103826432</text:p>
          </table:table-cell>
          <table:table-cell office:value-type="float" office:value="26.0590730222999" calcext:value-type="float">
            <text:p>26.0590730222999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9737098943955" calcext:value-type="float">
            <text:p>18.9737098943955</text:p>
          </table:table-cell>
          <table:table-cell office:value-type="float" office:value="23.0179567367896" calcext:value-type="float">
            <text:p>23.0179567367896</text:p>
          </table:table-cell>
          <table:table-cell office:value-type="float" office:value="22.0607508845873" calcext:value-type="float">
            <text:p>22.0607508845873</text:p>
          </table:table-cell>
          <table:table-cell office:value-type="float" office:value="26.0434623425156" calcext:value-type="float">
            <text:p>26.0434623425156</text:p>
          </table:table-cell>
          <table:table-cell office:value-type="float" office:value="19.1098961590922" calcext:value-type="float">
            <text:p>19.1098961590922</text:p>
          </table:table-cell>
          <table:table-cell office:value-type="float" office:value="22.9642019100777" calcext:value-type="float">
            <text:p>22.9642019100777</text:p>
          </table:table-cell>
          <table:table-cell office:value-type="float" office:value="22.0516536549667" calcext:value-type="float">
            <text:p>22.0516536549667</text:p>
          </table:table-cell>
          <table:table-cell office:value-type="float" office:value="25.8885371797486" calcext:value-type="float">
            <text:p>25.8885371797486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0169896695952" calcext:value-type="float">
            <text:p>19.0169896695952</text:p>
          </table:table-cell>
          <table:table-cell office:value-type="float" office:value="22.9752356990169" calcext:value-type="float">
            <text:p>22.9752356990169</text:p>
          </table:table-cell>
          <table:table-cell office:value-type="float" office:value="22.1521374547744" calcext:value-type="float">
            <text:p>22.1521374547744</text:p>
          </table:table-cell>
          <table:table-cell office:value-type="float" office:value="25.9937108082401" calcext:value-type="float">
            <text:p>25.9937108082401</text:p>
          </table:table-cell>
          <table:table-cell office:value-type="float" office:value="19.0291509275617" calcext:value-type="float">
            <text:p>19.0291509275617</text:p>
          </table:table-cell>
          <table:table-cell office:value-type="float" office:value="22.9846960357376" calcext:value-type="float">
            <text:p>22.9846960357376</text:p>
          </table:table-cell>
          <table:table-cell office:value-type="float" office:value="22.0385943160079" calcext:value-type="float">
            <text:p>22.0385943160079</text:p>
          </table:table-cell>
          <table:table-cell office:value-type="float" office:value="26.0554950304208" calcext:value-type="float">
            <text:p>26.0554950304208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.9451493195727" calcext:value-type="float">
            <text:p>18.9451493195727</text:p>
          </table:table-cell>
          <table:table-cell office:value-type="float" office:value="22.9277122752887" calcext:value-type="float">
            <text:p>22.9277122752887</text:p>
          </table:table-cell>
          <table:table-cell office:value-type="float" office:value="22.0081519698385" calcext:value-type="float">
            <text:p>22.0081519698385</text:p>
          </table:table-cell>
          <table:table-cell office:value-type="float" office:value="26.1086267794126" calcext:value-type="float">
            <text:p>26.1086267794126</text:p>
          </table:table-cell>
          <table:table-cell office:value-type="float" office:value="19.11575366173" calcext:value-type="float">
            <text:p>19.11575366173</text:p>
          </table:table-cell>
          <table:table-cell office:value-type="float" office:value="22.906231276191" calcext:value-type="float">
            <text:p>22.906231276191</text:p>
          </table:table-cell>
          <table:table-cell office:value-type="float" office:value="21.9476696171378" calcext:value-type="float">
            <text:p>21.9476696171378</text:p>
          </table:table-cell>
          <table:table-cell office:value-type="float" office:value="26.0706926291332" calcext:value-type="float">
            <text:p>26.0706926291332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9937571673554" calcext:value-type="float">
            <text:p>18.9937571673554</text:p>
          </table:table-cell>
          <table:table-cell office:value-type="float" office:value="22.9897875805782" calcext:value-type="float">
            <text:p>22.9897875805782</text:p>
          </table:table-cell>
          <table:table-cell office:value-type="float" office:value="22.0348397995519" calcext:value-type="float">
            <text:p>22.0348397995519</text:p>
          </table:table-cell>
          <table:table-cell office:value-type="float" office:value="26.1432742021691" calcext:value-type="float">
            <text:p>26.1432742021691</text:p>
          </table:table-cell>
          <table:table-cell office:value-type="float" office:value="19.0490748294702" calcext:value-type="float">
            <text:p>19.0490748294702</text:p>
          </table:table-cell>
          <table:table-cell office:value-type="float" office:value="22.9661932996509" calcext:value-type="float">
            <text:p>22.9661932996509</text:p>
          </table:table-cell>
          <table:table-cell office:value-type="float" office:value="21.9320521399643" calcext:value-type="float">
            <text:p>21.9320521399643</text:p>
          </table:table-cell>
          <table:table-cell office:value-type="float" office:value="25.9548359523144" calcext:value-type="float">
            <text:p>25.9548359523144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0119123339864" calcext:value-type="float">
            <text:p>19.0119123339864</text:p>
          </table:table-cell>
          <table:table-cell office:value-type="float" office:value="23.0658482588767" calcext:value-type="float">
            <text:p>23.0658482588767</text:p>
          </table:table-cell>
          <table:table-cell office:value-type="float" office:value="22.0984884583071" calcext:value-type="float">
            <text:p>22.0984884583071</text:p>
          </table:table-cell>
          <table:table-cell office:value-type="float" office:value="25.9164799955103" calcext:value-type="float">
            <text:p>25.9164799955103</text:p>
          </table:table-cell>
          <table:table-cell office:value-type="float" office:value="18.9899388863541" calcext:value-type="float">
            <text:p>18.9899388863541</text:p>
          </table:table-cell>
          <table:table-cell office:value-type="float" office:value="22.9253586169926" calcext:value-type="float">
            <text:p>22.9253586169926</text:p>
          </table:table-cell>
          <table:table-cell office:value-type="float" office:value="22.0284855445073" calcext:value-type="float">
            <text:p>22.0284855445073</text:p>
          </table:table-cell>
          <table:table-cell office:value-type="float" office:value="26.0322043458894" calcext:value-type="float">
            <text:p>26.0322043458894</text:p>
          </table:table-cell>
          <table:table-cell table:number-columns-repeated="19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string" calcext:value-type="string">
            <text:p>AVG =</text:p>
          </table:table-cell>
          <table:table-cell table:formula="of:=AVERAGE([.B2:.B21])" office:value-type="float" office:value="19.0249486966607" calcext:value-type="float">
            <text:p>19.0249486966607</text:p>
          </table:table-cell>
          <table:table-cell table:formula="of:=AVERAGE([.C2:.C21])" office:value-type="float" office:value="23.0052068214463" calcext:value-type="float">
            <text:p>23.0052068214463</text:p>
          </table:table-cell>
          <table:table-cell table:formula="of:=AVERAGE([.D2:.D21])" office:value-type="float" office:value="22.0541416754846" calcext:value-type="float">
            <text:p>22.0541416754846</text:p>
          </table:table-cell>
          <table:table-cell table:formula="of:=AVERAGE([.E2:.E21])" office:value-type="float" office:value="26.0249939038649" calcext:value-type="float">
            <text:p>26.0249939038649</text:p>
          </table:table-cell>
          <table:table-cell table:formula="of:=AVERAGE([.F2:.F21])" office:value-type="float" office:value="19.0059748802979" calcext:value-type="float">
            <text:p>19.0059748802979</text:p>
          </table:table-cell>
          <table:table-cell table:formula="of:=AVERAGE([.G2:.G21])" office:value-type="float" office:value="22.9902481697382" calcext:value-type="float">
            <text:p>22.9902481697382</text:p>
          </table:table-cell>
          <table:table-cell table:formula="of:=AVERAGE([.H2:.H21])" office:value-type="float" office:value="21.9872334333099" calcext:value-type="float">
            <text:p>21.9872334333099</text:p>
          </table:table-cell>
          <table:table-cell table:formula="of:=AVERAGE([.I2:.I21])" office:value-type="float" office:value="26.0262010147408" calcext:value-type="float">
            <text:p>26.02620101474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 =</text:p>
          </table:table-cell>
          <table:table-cell table:formula="of:=VARP([.B2:.B21])" office:value-type="float" office:value="0.00182270632339248" calcext:value-type="float">
            <text:p>0.00182270632339248</text:p>
          </table:table-cell>
          <table:table-cell table:formula="of:=VARP([.C2:.C21])" office:value-type="float" office:value="0.00304839334074832" calcext:value-type="float">
            <text:p>0.00304839334074832</text:p>
          </table:table-cell>
          <table:table-cell table:formula="of:=VARP([.D2:.D21])" office:value-type="float" office:value="0.004522962061313" calcext:value-type="float">
            <text:p>0.004522962061313</text:p>
          </table:table-cell>
          <table:table-cell table:formula="of:=VARP([.E2:.E21])" office:value-type="float" office:value="0.00414050149268203" calcext:value-type="float">
            <text:p>0.00414050149268203</text:p>
          </table:table-cell>
          <table:table-cell table:formula="of:=VARP([.F2:.F21])" office:value-type="float" office:value="0.00418848441599587" calcext:value-type="float">
            <text:p>0.00418848441599587</text:p>
          </table:table-cell>
          <table:table-cell table:formula="of:=VARP([.G2:.G21])" office:value-type="float" office:value="0.00443592683365754" calcext:value-type="float">
            <text:p>0.00443592683365754</text:p>
          </table:table-cell>
          <table:table-cell table:formula="of:=VARP([.H2:.H21])" office:value-type="float" office:value="0.00422478307470325" calcext:value-type="float">
            <text:p>0.00422478307470325</text:p>
          </table:table-cell>
          <table:table-cell table:formula="of:=VARP([.I2:.I21])" office:value-type="float" office:value="0.00459614564203091" calcext:value-type="float">
            <text:p>0.00459614564203091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Max D =</text:p>
          </table:table-cell>
          <table:table-cell table:formula="of:=MAX([.B29:.I29])" office:value-type="float" office:value="0.00459614564203091" calcext:value-type="float">
            <text:p>0.0045961456420309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um D =</text:p>
          </table:table-cell>
          <table:table-cell table:formula="of:=SUM([.B29:.I29])" office:value-type="float" office:value="0.0309799031845234" calcext:value-type="float">
            <text:p>0.0309799031845234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G = </text:p>
          </table:table-cell>
          <table:table-cell table:formula="of:=[.C31]/[.C32]" office:value-type="float" office:value="0.148358941429068" calcext:value-type="float">
            <text:p>0.14835894142906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 calcext:value-type="string">
            <text:p>D General =</text:p>
          </table:table-cell>
          <table:table-cell table:formula="of:=SUM([.B29:.I29])/8" office:value-type="float" office:value="0.00387248789806542" calcext:value-type="float">
            <text:p>0.00387248789806542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9T02:18:49.925124317</dc:date>
    <meta:editing-duration>PT7H1M28S</meta:editing-duration>
    <meta:editing-cycles>8</meta:editing-cycles>
    <meta:generator>LibreOffice/7.3.7.2$Linux_X86_64 LibreOffice_project/30$Build-2</meta:generator>
    <meta:document-statistic meta:table-count="4" meta:cell-count="945" meta:object-count="0"/>
  </office:meta>
</office:document-meta>
</file>